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4" style:family="paragraph" style:parent-style-name="Standard">
      <style:text-properties style:font-name="Liberation Sans" officeooo:rsid="0010ffca" officeooo:paragraph-rsid="0010ffca"/>
    </style:style>
    <style:style style:name="P35" style:family="paragraph" style:parent-style-name="Standard">
      <style:text-properties style:font-name="Liberation Sans" officeooo:rsid="0010ffca" officeooo:paragraph-rsid="009e8abb"/>
    </style:style>
    <style:style style:name="P36" style:family="paragraph" style:parent-style-name="Standard">
      <style:text-properties style:font-name="Liberation Sans" officeooo:rsid="0012d10f" officeooo:paragraph-rsid="0012d10f"/>
    </style:style>
    <style:style style:name="P37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0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4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4980c3" officeooo:paragraph-rsid="00bb365e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4980c3" officeooo:paragraph-rsid="00bb6a9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fef8b" officeooo:paragraph-rsid="00c1d2a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9506d9" officeooo:paragraph-rsid="00c1d2ab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0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ans" officeooo:rsid="003d42a7" officeooo:paragraph-rsid="003d42a7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3" style:family="paragraph" style:parent-style-name="Table_20_Contents">
      <style:text-properties style:font-name="Liberation Sans" officeooo:rsid="00906f56" officeooo:paragraph-rsid="00bb6a9c"/>
    </style:style>
    <style:style style:name="P104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05" style:family="paragraph" style:parent-style-name="Table_20_Contents">
      <style:text-properties style:font-name="Liberation Sans" officeooo:rsid="00d4bc55" officeooo:paragraph-rsid="00d4bc55"/>
    </style:style>
    <style:style style:name="P106" style:family="paragraph" style:parent-style-name="Table_20_Contents">
      <style:text-properties style:font-name="Liberation Sans" officeooo:rsid="00d4fb76" officeooo:paragraph-rsid="00d4fb76"/>
    </style:style>
    <style:style style:name="P107" style:family="paragraph" style:parent-style-name="Standard">
      <style:text-properties officeooo:rsid="00253b1d" officeooo:paragraph-rsid="00253b1d"/>
    </style:style>
    <style:style style:name="P108" style:family="paragraph" style:parent-style-name="Standard">
      <style:text-properties officeooo:paragraph-rsid="00253b1d"/>
    </style:style>
    <style:style style:name="P109" style:family="paragraph" style:parent-style-name="Standard">
      <style:text-properties officeooo:paragraph-rsid="001b83fc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officeooo:paragraph-rsid="003d42a7"/>
    </style:style>
    <style:style style:name="P127" style:family="paragraph" style:parent-style-name="Table_20_Contents">
      <style:text-properties style:font-name="Liberation Mono" fo:font-size="8pt" style:font-size-asian="8pt" style:font-size-complex="8pt"/>
    </style:style>
    <style:style style:name="P128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9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0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31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32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33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34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36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38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59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62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0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72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74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75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76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77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78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79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80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81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82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83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84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85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86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87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88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189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190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191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192" style:family="paragraph" style:parent-style-name="Standard">
      <style:paragraph-properties fo:break-before="page"/>
      <style:text-properties style:font-name="Liberation Sans" fo:font-weight="bold" officeooo:rsid="00bb6a9c" officeooo:paragraph-rsid="00d9eb45" style:font-weight-asian="bold" style:font-weight-complex="bold"/>
    </style:style>
    <style:style style:name="P193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194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95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96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197" style:family="paragraph" style:parent-style-name="Table_20_Contents">
      <style:text-properties style:font-name="Liberation Sans" officeooo:rsid="00d8552f" officeooo:paragraph-rsid="00d8552f"/>
    </style:style>
    <style:style style:name="P198" style:family="paragraph" style:parent-style-name="Table_20_Contents">
      <style:text-properties style:font-name="Liberation Sans" officeooo:rsid="00d9eb45" officeooo:paragraph-rsid="00d9eb45"/>
    </style:style>
    <style:style style:name="P199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200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822cf4" style:font-weight-asian="normal" style:font-weight-complex="normal"/>
    </style:style>
    <style:style style:name="T29" style:family="text">
      <style:text-properties fo:font-weight="normal" officeooo:rsid="00bb6a9c" style:font-weight-asian="normal" style:font-weight-complex="normal"/>
    </style:style>
    <style:style style:name="T30" style:family="text">
      <style:text-properties fo:font-weight="normal" officeooo:rsid="00d08331" style:font-weight-asian="normal" style:font-weight-complex="normal"/>
    </style:style>
    <style:style style:name="T31" style:family="text">
      <style:text-properties fo:font-weight="normal" officeooo:rsid="00d3d957" style:font-weight-asian="normal" style:font-weight-complex="normal"/>
    </style:style>
    <style:style style:name="T32" style:family="text">
      <style:text-properties fo:font-weight="normal" officeooo:rsid="00d4bc55" style:font-weight-asian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3d42a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bb6a9c" style:font-weight-asian="bold" style:font-weight-complex="bold"/>
    </style:style>
    <style:style style:name="T38" style:family="text">
      <style:text-properties officeooo:rsid="00440f1f"/>
    </style:style>
    <style:style style:name="T39" style:family="text">
      <style:text-properties officeooo:rsid="004980c3"/>
    </style:style>
    <style:style style:name="T40" style:family="text">
      <style:text-properties officeooo:rsid="005404b6"/>
    </style:style>
    <style:style style:name="T41" style:family="text">
      <style:text-properties officeooo:rsid="0058149b"/>
    </style:style>
    <style:style style:name="T42" style:family="text">
      <style:text-properties officeooo:rsid="005adaea"/>
    </style:style>
    <style:style style:name="T43" style:family="text">
      <style:text-properties officeooo:rsid="005cc1df"/>
    </style:style>
    <style:style style:name="T44" style:family="text">
      <style:text-properties officeooo:rsid="005d54b3"/>
    </style:style>
    <style:style style:name="T45" style:family="text">
      <style:text-properties officeooo:rsid="005d6253"/>
    </style:style>
    <style:style style:name="T46" style:family="text">
      <style:text-properties officeooo:rsid="005ef9af"/>
    </style:style>
    <style:style style:name="T47" style:family="text">
      <style:text-properties officeooo:rsid="005f819b"/>
    </style:style>
    <style:style style:name="T48" style:family="text">
      <style:text-properties officeooo:rsid="00653d77"/>
    </style:style>
    <style:style style:name="T49" style:family="text">
      <style:text-properties officeooo:rsid="006776aa"/>
    </style:style>
    <style:style style:name="T50" style:family="text">
      <style:text-properties officeooo:rsid="006acd43"/>
    </style:style>
    <style:style style:name="T51" style:family="text">
      <style:text-properties officeooo:rsid="006c8b6f"/>
    </style:style>
    <style:style style:name="T52" style:family="text">
      <style:text-properties officeooo:rsid="00620385"/>
    </style:style>
    <style:style style:name="T53" style:family="text">
      <style:text-properties officeooo:rsid="006f19a8"/>
    </style:style>
    <style:style style:name="T54" style:family="text">
      <style:text-properties officeooo:rsid="00732364"/>
    </style:style>
    <style:style style:name="T55" style:family="text">
      <style:text-properties officeooo:rsid="0073f78d"/>
    </style:style>
    <style:style style:name="T56" style:family="text">
      <style:text-properties officeooo:rsid="007948e3"/>
    </style:style>
    <style:style style:name="T57" style:family="text">
      <style:text-properties officeooo:rsid="0084d5f4"/>
    </style:style>
    <style:style style:name="T58" style:family="text">
      <style:text-properties officeooo:rsid="0086394b"/>
    </style:style>
    <style:style style:name="T59" style:family="text">
      <style:text-properties officeooo:rsid="00891630"/>
    </style:style>
    <style:style style:name="T60" style:family="text">
      <style:text-properties officeooo:rsid="0089dd9d"/>
    </style:style>
    <style:style style:name="T61" style:family="text">
      <style:text-properties officeooo:rsid="008d42c2"/>
    </style:style>
    <style:style style:name="T62" style:family="text">
      <style:text-properties officeooo:rsid="008dac2e"/>
    </style:style>
    <style:style style:name="T63" style:family="text">
      <style:text-properties officeooo:rsid="008fef8b"/>
    </style:style>
    <style:style style:name="T64" style:family="text">
      <style:text-properties officeooo:rsid="00911d36"/>
    </style:style>
    <style:style style:name="T65" style:family="text">
      <style:text-properties officeooo:rsid="0092f9cd"/>
    </style:style>
    <style:style style:name="T66" style:family="text">
      <style:text-properties officeooo:rsid="0096db8c"/>
    </style:style>
    <style:style style:name="T67" style:family="text">
      <style:text-properties officeooo:rsid="009b5d85"/>
    </style:style>
    <style:style style:name="T68" style:family="text">
      <style:text-properties officeooo:rsid="009d505b"/>
    </style:style>
    <style:style style:name="T69" style:family="text">
      <style:text-properties officeooo:rsid="00a03f58"/>
    </style:style>
    <style:style style:name="T70" style:family="text">
      <style:text-properties officeooo:rsid="00a199d1"/>
    </style:style>
    <style:style style:name="T71" style:family="text">
      <style:text-properties officeooo:rsid="00a37008"/>
    </style:style>
    <style:style style:name="T72" style:family="text">
      <style:text-properties officeooo:rsid="00a62135"/>
    </style:style>
    <style:style style:name="T73" style:family="text">
      <style:text-properties officeooo:rsid="00a91272"/>
    </style:style>
    <style:style style:name="T74" style:family="text">
      <style:text-properties officeooo:rsid="00af4b6c"/>
    </style:style>
    <style:style style:name="T75" style:family="text">
      <style:text-properties officeooo:rsid="00afee80"/>
    </style:style>
    <style:style style:name="T76" style:family="text">
      <style:text-properties officeooo:rsid="00b1bc1c"/>
    </style:style>
    <style:style style:name="T77" style:family="text">
      <style:text-properties officeooo:rsid="00b26283"/>
    </style:style>
    <style:style style:name="T78" style:family="text">
      <style:text-properties officeooo:rsid="00b8d44d"/>
    </style:style>
    <style:style style:name="T79" style:family="text">
      <style:text-properties officeooo:rsid="00ba5a86"/>
    </style:style>
    <style:style style:name="T80" style:family="text">
      <style:text-properties officeooo:rsid="00bb2417"/>
    </style:style>
    <style:style style:name="T81" style:family="text">
      <style:text-properties officeooo:rsid="008fcd76"/>
    </style:style>
    <style:style style:name="T82" style:family="text">
      <style:text-properties officeooo:rsid="004ce1a6"/>
    </style:style>
    <style:style style:name="T83" style:family="text">
      <style:text-properties officeooo:rsid="00bb365e"/>
    </style:style>
    <style:style style:name="T84" style:family="text">
      <style:text-properties officeooo:rsid="00bb6a9c"/>
    </style:style>
    <style:style style:name="T85" style:family="text">
      <style:text-properties officeooo:rsid="0083fefc"/>
    </style:style>
    <style:style style:name="T86" style:family="text">
      <style:text-properties officeooo:rsid="00bd01f5"/>
    </style:style>
    <style:style style:name="T87" style:family="text">
      <style:text-properties officeooo:rsid="00bd9676"/>
    </style:style>
    <style:style style:name="T88" style:family="text">
      <style:text-properties officeooo:rsid="00c09c37"/>
    </style:style>
    <style:style style:name="T89" style:family="text">
      <style:text-properties officeooo:rsid="00c1d2ab"/>
    </style:style>
    <style:style style:name="T90" style:family="text">
      <style:text-properties officeooo:rsid="00c52c35"/>
    </style:style>
    <style:style style:name="T91" style:family="text">
      <style:text-properties officeooo:rsid="00c534b8"/>
    </style:style>
    <style:style style:name="T92" style:family="text">
      <style:text-properties officeooo:rsid="00c5928c"/>
    </style:style>
    <style:style style:name="T93" style:family="text">
      <style:text-properties officeooo:rsid="00ccfcbe"/>
    </style:style>
    <style:style style:name="T94" style:family="text">
      <style:text-properties officeooo:rsid="00ce1c68"/>
    </style:style>
    <style:style style:name="T95" style:family="text">
      <style:text-properties officeooo:rsid="00cee0f7"/>
    </style:style>
    <style:style style:name="T96" style:family="text">
      <style:text-properties officeooo:rsid="00cf0bbf"/>
    </style:style>
    <style:style style:name="T97" style:family="text">
      <style:text-properties officeooo:rsid="00d08331"/>
    </style:style>
    <style:style style:name="T98" style:family="text">
      <style:text-properties fo:language="en" fo:country="GB"/>
    </style:style>
    <style:style style:name="T99" style:family="text">
      <style:text-properties officeooo:rsid="00d8552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4"/>
      <text:p text:style-name="P34">PAWS is a project to occupy my time in retirement <text:span text:style-name="T50">(and as it happened the Covid-19 lockdowns)</text:span>, with the aim of teaching myself about FPGA programming. It is based upon the idea of the 8-bit computers and consoles from the 1980s, but using a modern CPU <text:span text:style-name="T95">with C compiler support.</text:span></text:p>
      <text:p text:style-name="P34"/>
      <text:p text:style-name="P36">A support library, libPAWS, for easy access to the hardware is provided, <text:span text:style-name="T50">along with a few sample C programs to test the hardware and the programming library</text:span>. This documentation details libPAWS and describes the hardware.</text:p>
      <text:p text:style-name="P34"/>
      <text:p text:style-name="P34"/>
      <text:p text:style-name="P3">Silice</text:p>
      <text:p text:style-name="P55"/>
      <text:p text:style-name="P108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55"/>
      <text:p text:style-name="P107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93"/>
      <text:p text:style-name="P18"><text:span text:style-name="T18">Using </text:span>PAWS</text:p>
      <text:p text:style-name="P39"/>
      <table:table table:name="Table21" table:style-name="Table21">
        <table:table-column table:style-name="Table21.A"/>
        <table:table-row table:style-name="TableLine94337541024112">
          <table:table-cell table:style-name="Table21.A1" office:value-type="string">
            <text:p text:style-name="P98"><draw:frame draw:style-name="fr2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39966139141760">
          <table:table-cell table:style-name="Table21.A2" office:value-type="string">
            <text:p text:style-name="P101">The PAWS BIOS showing the SDCARD loader.</text:p>
          </table:table-cell>
        </table:table-row>
      </table:table>
      <text:p text:style-name="P38"/>
      <text:p text:style-name="P68">The PAWS system starts in the BIOS, which initialises the system, and <text:span text:style-name="T73">starts</text:span> a file explorer for the PAW (compiled programs) files <text:span text:style-name="T67">on the </text:span>SDCARD. <text:span text:style-name="T85">Scroll through the available PAW files using LEFT and RIGHT. </text:span><text:span text:style-name="T76">Use </text:span><text:span text:style-name="T85">FIRE 1 </text:span><text:span text:style-name="T76">to select a PAW file, or to enter a directory</text:span><text:span text:style-name="T85">. </text:span><text:span text:style-name="T76">Use UP to return from a directory.</text:span></text:p>
      <text:p text:style-name="P72"/>
      <text:p text:style-name="P72">If the SDCARD is not detected, try pressing RESET to reinitialise the system.</text:p>
      <text:p text:style-name="P72"/>
      <text:p text:style-name="P78">There are several example programs provided, showing how to use the PAWS graphics system, and other hardware. There are 3 complete games.</text:p>
      <text:p text:style-name="P24"/>
      <table:table table:name="Table22" table:style-name="Table22">
        <table:table-column table:style-name="Table22.A" table:number-columns-repeated="3"/>
        <table:table-row table:style-name="TableLine94337541526016">
          <table:table-cell table:style-name="Table22.A1" office:value-type="string">
            <text:p text:style-name="P97"><draw:frame draw:style-name="fr1" draw:name="Image23" text:anchor-type="as-char" svg:width="6.53cm" svg:height="4.897cm" draw:z-index="19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97"><draw:frame draw:style-name="fr1" draw:name="Image24" text:anchor-type="as-char" svg:width="6.53cm" svg:height="4.897cm" draw:z-index="20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97"><draw:frame draw:style-name="fr1" draw:name="Image25" text:anchor-type="as-char" svg:width="6.53cm" svg:height="4.897cm" draw:z-index="21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337541576624">
          <table:table-cell table:style-name="Table22.A2" office:value-type="string">
            <text:p text:style-name="P102">3DMAZE</text:p>
          </table:table-cell>
          <table:table-cell table:style-name="Table22.A2" office:value-type="string">
            <text:p text:style-name="P102">ASTROIDS</text:p>
          </table:table-cell>
          <table:table-cell table:style-name="Table22.C2" office:value-type="string">
            <text:p text:style-name="P102">INVADERS</text:p>
          </table:table-cell>
        </table:table-row>
      </table:table>
      <text:p text:style-name="P19"/>
      <text:p text:style-name="P18"><text:span text:style-name="T3">Controlling</text:span><text:span text:style-name="T18"> </text:span>PAWS <text:span text:style-name="T3">via ULX3S Buttons or PS/2 Keyboard</text:span></text:p>
      <text:p text:style-name="P19"/>
      <text:p text:style-name="P69">By default, the PS/2 keyboard is mapped as a joystick, with the buttons identified as below.</text:p>
      <text:p text:style-name="P68"/>
      <text:p text:style-name="P68"><draw:frame draw:style-name="fr1" draw:name="Image2" text:anchor-type="as-char" svg:width="19.59cm" svg:height="6.221cm" draw:z-index="22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68"/>
      <text:p text:style-name="P39">The BIOS can be controlled using either the ULX3S buttons, or the above keyboard keys.</text:p>
      <text:p text:style-name="P39"/>
      <text:p text:style-name="P104">Note: <text:span text:style-name="T34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2">PAWS Features</text:p>
      <text:p text:style-name="P35"/>
      <text:list xml:id="list89641138" text:style-name="L1">
        <text:list-item>
          <text:p text:style-name="P180">Dual Thread Risc-V RV32IMAFC CPU</text:p>
          <text:list>
            <text:list-item>
              <text:p text:style-name="P180">No interrupts</text:p>
            </text:list-item>
            <text:list-item>
              <text:p text:style-name="P180">No SYSTEM functions or memory protection</text:p>
            </text:list-item>
          </text:list>
        </text:list-item>
        <text:list-item>
          <text:p text:style-name="P180">32MB of SDRAM <text:span text:style-name="T70">with CACHE</text:span></text:p>
        </text:list-item>
        <text:list-item>
          <text:p text:style-name="P180">32K of FAST BRAM <text:span text:style-name="T96">(used for BIOS and CPU STACKS)</text:span></text:p>
        </text:list-item>
        <text:list-item>
          <text:p text:style-name="P180">32K of I/O <text:span text:style-name="T70">MEMORY MAPPED REGISTERS</text:span></text:p>
        </text:list-item>
      </text:list>
      <text:p text:style-name="P94"/>
      <text:list xml:id="list102559005601416" text:continue-numbering="true" text:style-name="L1">
        <text:list-item>
          <text:p text:style-name="P180">PS/2 Keyboard</text:p>
          <text:list>
            <text:list-item>
              <text:p text:style-name="P180">Joystick emulation mode available</text:p>
            </text:list-item>
          </text:list>
        </text:list-item>
        <text:list-item>
          <text:p text:style-name="P180">115200 baud UART</text:p>
        </text:list-item>
        <text:list-item>
          <text:p text:style-name="P180">ULX3S Buttons and LEDS</text:p>
        </text:list-item>
        <text:list-item>
          <text:p text:style-name="P180">SDCARD <text:span text:style-name="T70">with </text:span>FAT<text:span text:style-name="T96">32</text:span> <text:span text:style-name="T96">(</text:span>READ ONLY<text:span text:style-name="T96">)</text:span></text:p>
        </text:list-item>
        <text:list-item>
          <text:p text:style-name="P180">1hz and 1khz Timers</text:p>
        </text:list-item>
        <text:list-item>
          <text:p text:style-name="P180">Pseudo Random Number Generator<text:span text:style-name="T96">s</text:span></text:p>
        </text:list-item>
        <text:list-item>
          <text:p text:style-name="P180">Simple Stereo Audio</text:p>
          <text:list>
            <text:list-item>
              <text:p text:style-name="P180">Square, Sawtooth, Triangle and Sine Waves, plus Noise</text:p>
            </text:list-item>
          </text:list>
        </text:list-item>
      </text:list>
      <text:p text:style-name="P94"/>
      <text:list xml:id="list102559682621251" text:continue-numbering="true" text:style-name="L1">
        <text:list-item>
          <text:p text:style-name="P180">Multi-Layered Display <text:span text:style-name="T69">( 64 colours where available , </text:span><text:span text:style-name="T73">with transparency </text:span><text:span text:style-name="T69">)</text:span></text:p>
          <text:list>
            <text:list-item>
              <text:p text:style-name="P181">TERMINAL</text:p>
              <text:list>
                <text:list-item>
                  <text:p text:style-name="P182">80 x 8 WHITE on BLUE</text:p>
                </text:list-item>
              </text:list>
            </text:list-item>
            <text:list-item>
              <text:p text:style-name="P181">CHARACTER MAP </text:p>
              <text:list>
                <text:list-item>
                  <text:p text:style-name="P182">80 x 60 COLOUR, NORMAL and BOLD FONTS</text:p>
                </text:list-item>
              </text:list>
            </text:list-item>
            <text:list-item>
              <text:p text:style-name="P181">SPRITES</text:p>
              <text:list>
                <text:list-item>
                  <text:p text:style-name="P181">2 LAYERS OF 16 16x16 <text:span text:style-name="T70">SINGLE COLOUR </text:span>SPRITES</text:p>
                </text:list-item>
              </text:list>
            </text:list-item>
            <text:list-item>
              <text:p text:style-name="P181">TILEMAP</text:p>
              <text:list>
                <text:list-item>
                  <text:p text:style-name="P181">2 LAYERS OF 42x32 16x16 TILES ( 40 x 30 DISPLAYED ) with SCROLLING</text:p>
                </text:list-item>
              </text:list>
            </text:list-item>
            <text:list-item>
              <text:p text:style-name="P181">BITMAP</text:p>
              <text:list>
                <text:list-item>
                  <text:p text:style-name="P181">DOUBLE BUFFERED 320 x 240 COLOUR BITMAP</text:p>
                  <text:list>
                    <text:list-item>
                      <text:p text:style-name="P181">HARDWARE ASSISTED DRAWING OF</text:p>
                      <text:list>
                        <text:list-item>
                          <text:p text:style-name="P181">Points</text:p>
                        </text:list-item>
                        <text:list-item>
                          <text:p text:style-name="P181">Lines</text:p>
                        </text:list-item>
                        <text:list-item>
                          <text:p text:style-name="P181">Filled Rectangles</text:p>
                        </text:list-item>
                        <text:list-item>
                          <text:p text:style-name="P181">Circles, Filled and Outline</text:p>
                        </text:list-item>
                        <text:list-item>
                          <text:p text:style-name="P181">Filled Triangles</text:p>
                        </text:list-item>
                        <text:list-item>
                          <text:p text:style-name="P181">Single colour and colour blitters</text:p>
                        </text:list-item>
                        <text:list-item>
                          <text:p text:style-name="P181">Vectors</text:p>
                        </text:list-item>
                      </text:list>
                    </text:list-item>
                  </text:list>
                </text:list-item>
                <text:list-item>
                  <text:p text:style-name="P181">PROGRAMMABLE BACKGROUND DISPLAY</text:p>
                </text:list-item>
              </text:list>
            </text:list-item>
          </text:list>
        </text:list-item>
      </text:list>
      <text:p text:style-name="P95"/>
      <text:p text:style-name="P95"/>
      <text:p text:style-name="P95"/>
      <text:p text:style-name="P21">PAWS CPU and SOC</text:p>
      <text:p text:style-name="P37"/>
      <text:p text:style-name="P37"><draw:frame draw:style-name="fr1" draw:name="Image1" text:anchor-type="as-char" svg:width="19.59cm" svg:height="13.568cm" draw:z-index="23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37"/>
      <text:p text:style-name="P51">The PAWS CPU is a Risc-V RV32IM<text:span text:style-name="T56">AF</text:span>C<text:span text:style-name="T56"> </text:span><text:span text:style-name="T17">that implements only the features needed to run GCC </text:span><text:span text:style-name="T50">or LLVM/CLANG</text:span><text:span text:style-name="T17"> compiled code.</text:span></text:p>
      <text:p text:style-name="P51"/>
      <text:list xml:id="list3155340516" text:style-name="L2">
        <text:list-item>
          <text:p text:style-name="P183">No interrupts.</text:p>
        </text:list-item>
        <text:list-item>
          <text:p text:style-name="P183">Machine mode only.</text:p>
        </text:list-item>
      </text:list>
      <text:p text:style-name="P52"/>
      <text:p text:style-name="P58">The PAWS CPU has two modes:</text:p>
      <text:p text:style-name="P58"/>
      <text:list xml:id="list3459852063" text:style-name="L3">
        <text:list-item>
          <text:p text:style-name="P184">Single thread <text:span text:style-name="T50">using</text:span> all available cycles.</text:p>
        </text:list-item>
        <text:list-item>
          <text:p text:style-name="P184">Dual thread</text:p>
          <text:list>
            <text:list-item>
              <text:p text:style-name="P184">Execute an instruction <text:span text:style-name="T44">from</text:span> each thread alternatively.</text:p>
            </text:list-item>
            <text:list-item>
              <text:p text:style-name="P185">Second thread can be stopped/started as required.</text:p>
            </text:list-item>
          </text:list>
        </text:list-item>
      </text:list>
      <text:p text:style-name="P52"/>
      <text:p text:style-name="P16"/>
      <text:p text:style-name="P26"><text:span text:style-name="T61">Supported </text:span>Instruction Set Listing</text:p>
      <text:p text:style-name="P54"/>
      <table:table table:name="Table8" table:style-name="Table8">
        <table:table-column table:style-name="Table8.A" table:number-columns-repeated="3"/>
        <table:table-column table:style-name="Table8.D"/>
        <table:table-row table:style-name="TableLine94337542118800">
          <table:table-cell table:style-name="Table8.A1" office:value-type="string">
            <text:p text:style-name="P118">Risc-V</text:p>
          </table:table-cell>
          <table:table-cell table:style-name="Table8.A1" office:value-type="string">
            <text:p text:style-name="P118">Implemented</text:p>
          </table:table-cell>
          <table:table-cell table:style-name="Table8.A1" office:value-type="string">
            <text:p text:style-name="P118">Not Implemented</text:p>
          </table:table-cell>
          <table:table-cell table:style-name="Table8.D1" office:value-type="string">
            <text:p text:style-name="P118">Notes</text:p>
          </table:table-cell>
        </table:table-row>
        <table:table-row table:style-name="TableLine94337542669904">
          <table:table-cell table:style-name="Table8.A2" office:value-type="string">
            <text:p text:style-name="P118">BASE</text:p>
            <text:p text:style-name="P118"/>
          </table:table-cell>
          <table:table-cell table:style-name="Table8.A2" office:value-type="string">
            <text:p text:style-name="P118">ADD<text:span text:style-name="T38">[I] SUB</text:span></text:p>
            <text:p text:style-name="P118">SLT<text:span text:style-name="T38">[I]</text:span>[U]</text:p>
            <text:p text:style-name="P118">AND<text:span text:style-name="T38">[I] </text:span>OR<text:span text:style-name="T38">[I] </text:span>XOR<text:span text:style-name="T38">[I]</text:span></text:p>
            <text:p text:style-name="P118">SLL<text:span text:style-name="T38">[I] </text:span>SRL<text:span text:style-name="T38">[I] </text:span>SRA<text:span text:style-name="T38">[I]</text:span></text:p>
            <text:p text:style-name="P118">AUIPC/LUI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8.3">
          <table:table-cell table:style-name="Table8.A2" office:value-type="string">
            <text:p text:style-name="P118">BASE</text:p>
            <text:p text:style-name="P118">unconditional jumps</text:p>
          </table:table-cell>
          <table:table-cell table:style-name="Table8.A2" office:value-type="string">
            <text:p text:style-name="P118">JAL[R}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337542005792">
          <table:table-cell table:style-name="Table8.A2" office:value-type="string">
            <text:p text:style-name="P118">BASE</text:p>
            <text:p text:style-name="P118">conditional brnaches</text:p>
          </table:table-cell>
          <table:table-cell table:style-name="Table8.A2" office:value-type="string">
            <text:p text:style-name="P118">BEQ/BNE</text:p>
            <text:p text:style-name="P118">BLT[U]</text:p>
            <text:p text:style-name="P118">BGE[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337542006720">
          <table:table-cell table:style-name="Table8.A2" office:value-type="string">
            <text:p text:style-name="P120">BASE</text:p>
            <text:p text:style-name="P120">load and store</text:p>
          </table:table-cell>
          <table:table-cell table:style-name="Table8.A2" office:value-type="string">
            <text:p text:style-name="P120">LB[U] LH[U] LW</text:p>
            <text:p text:style-name="P120">SB SH SW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337542008160">
          <table:table-cell table:style-name="Table8.A2" office:value-type="string">
            <text:p text:style-name="P120">BASE</text:p>
          </table:table-cell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0">FENCE FENCE.I</text:p>
          </table:table-cell>
          <table:table-cell table:style-name="Table8.D2" office:value-type="string">
            <text:p text:style-name="P119"/>
          </table:table-cell>
        </table:table-row>
        <table:table-row table:style-name="TableLine94337542009200">
          <table:table-cell table:style-name="Table8.A2" office:value-type="string">
            <text:p text:style-name="P120">BASE <text:span text:style-name="T56">and F EXTENSION</text:span></text:p>
            <text:p text:style-name="P120">CSR</text:p>
          </table:table-cell>
          <table:table-cell table:style-name="Table8.A2" office:value-type="string">
            <text:p text:style-name="P120">RDCYCLE[H]</text:p>
            <text:p text:style-name="P120">RDTIME[H]</text:p>
            <text:p text:style-name="P120">RDINSTRET[H]</text:p>
            <text:p text:style-name="P121">F[R][S]CSR</text:p>
            <text:p text:style-name="P121">F[R][S]RM<text:line-break/>F[R][S]FLAGS</text:p>
            <text:p text:style-name="P121">FS[RM][FLAGS]I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21">Timers and instruction retired counters are readonly.</text:p>
          </table:table-cell>
        </table:table-row>
        <table:table-row table:style-name="TableLine94337542115632">
          <table:table-cell table:style-name="Table8.A2" office:value-type="string">
            <text:p text:style-name="P120">BASE</text:p>
            <text:p text:style-name="P120">SYSTEM</text:p>
          </table:table-cell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0">ECALL EBREAK</text:p>
          </table:table-cell>
          <table:table-cell table:style-name="Table8.D2" office:value-type="string">
            <text:p text:style-name="P119"/>
          </table:table-cell>
        </table:table-row>
        <table:table-row table:style-name="TableLine94337542669056">
          <table:table-cell table:style-name="Table8.A2" office:value-type="string">
            <text:p text:style-name="P120">M EXTENSION</text:p>
          </table:table-cell>
          <table:table-cell table:style-name="Table8.A2" office:value-type="string">
            <text:p text:style-name="P122">DIV[U] REM[U]</text:p>
            <text:p text:style-name="P120">MUL MULH[[S]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8.3">
          <table:table-cell table:style-name="Table8.A2" office:value-type="string">
            <text:p text:style-name="P120">A EXTENSION</text:p>
          </table:table-cell>
          <table:table-cell table:style-name="Table8.A2" office:value-type="string">
            <text:p text:style-name="P120">AMOADD AMOSWAP</text:p>
            <text:p text:style-name="P120">AMOAND AMOOR AMOXOR</text:p>
            <text:p text:style-name="P120">AMOMAX[U] AMOMIN[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23">AQ / RL flags are ignored.<text:line-break/></text:p>
            <text:p text:style-name="P124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25">F EXTENSION</text:p>
          </table:table-cell>
          <table:table-cell table:style-name="Table8.A2" office:value-type="string">
            <text:p text:style-name="P125">FLW FSW</text:p>
            <text:p text:style-name="P125">F[N]M[ADD][SUB].S</text:p>
            <text:p text:style-name="P125">FADD.S FSUB.S</text:p>
            <text:p text:style-name="P125">FMUL.S FDIV.S</text:p>
            <text:p text:style-name="P125">FSQRT.S</text:p>
            <text:p text:style-name="P125">FSNJ[N][X].S</text:p>
            <text:p text:style-name="P125">FMIN.S FMAX.S</text:p>
            <text:p text:style-name="P125">FCVT.W[U].S <text:s/>FCVT.S.W[U]</text:p>
            <text:p text:style-name="P125">FMV.X.W FMV.W.X</text:p>
            <text:p text:style-name="P125">FEQ.S FLT.S FLE.S</text:p>
            <text:p text:style-name="P125">FCLASS.S</text:p>
          </table:table-cell>
          <table:table-cell table:style-name="Table8.A2" office:value-type="string">
            <text:p text:style-name="P122"/>
          </table:table-cell>
          <table:table-cell table:style-name="Table8.D2" office:value-type="string">
            <text:p text:style-name="P125">There is no rounding control. </text:p>
          </table:table-cell>
        </table:table-row>
      </table:table>
      <text:p text:style-name="P54"/>
      <text:p text:style-name="P25">Compiling Programs For PAWS</text:p>
      <text:p text:style-name="P76"/>
      <text:p text:style-name="P76">The default language for PAWS is C, specifically GCC, <text:span text:style-name="T41">with support for LLVM and CLANG.</text:span></text:p>
      <text:p text:style-name="P76"/>
      <text:p text:style-name="P76">To create a program for PAWS, create a C file in the SOFTWARE/c directory. It is advised to use the SOFTWARE/template.c as a starting point.</text:p>
      <text:p text:style-name="P76"/>
      <table:table table:name="Table1" table:style-name="Table1">
        <table:table-column table:style-name="Table1.A"/>
        <table:table-column table:style-name="Table1.B"/>
        <table:table-row table:style-name="TableLine94337539935632">
          <table:table-cell table:style-name="Table1.A1" office:value-type="string">
            <text:p text:style-name="P149">Contents of template.c</text:p>
          </table:table-cell>
          <table:table-cell table:style-name="Table1.B1" office:value-type="string">
            <text:p text:style-name="P149">Explanation</text:p>
          </table:table-cell>
        </table:table-row>
        <table:table-row table:style-name="TableLine94337541540128">
          <table:table-cell table:style-name="Table1.A2" office:value-type="string">
            <text:p text:style-name="P150">#include "PAWSlibrary.h"</text:p>
            <text:p text:style-name="P150"/>
            <text:p text:style-name="P150">int main( void ) {</text:p>
            <text:p text:style-name="P150"><text:s text:c="4"/>INITIALISEMEMORY();</text:p>
            <text:p text:style-name="P150"/>
            <text:p text:style-name="P150"><text:s text:c="4"/>// CODE GOES HERE</text:p>
            <text:p text:style-name="P150">}</text:p>
            <text:p text:style-name="P150"/>
            <text:p text:style-name="P150">// EXIT WILL RETURN TO BIOS</text:p>
          </table:table-cell>
          <table:table-cell table:style-name="Table1.B2" office:value-type="string">
            <text:p text:style-name="P149">Use libPAWS for definitions and helper functions.</text:p>
            <text:p text:style-name="P149"/>
            <text:p text:style-name="P149">MAIN program <text:span text:style-name="T3">entry point</text:span></text:p>
            <text:p text:style-name="P149">Setup the memory map</text:p>
            <text:p text:style-name="P149"/>
            <text:p text:style-name="P149">Main loop.</text:p>
          </table:table-cell>
        </table:table-row>
      </table:table>
      <text:p text:style-name="P76"/>
      <text:p text:style-name="P77">Compile your code using the shell script<text:span text:style-name="T50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77"/>
      <text:p text:style-name="P117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3">shell</text:span> script<text:span text:style-name="T43">s</text:span> will link to these libraries installed in their default locations on ArchLinux.</text:p>
      <text:p text:style-name="P117"/>
      <text:p text:style-name="P117"/>
      <text:p text:style-name="P17">PAWS Memory System</text:p>
      <text:p text:style-name="P61"/>
      <text:p text:style-name="P8"><text:span text:style-name="T25">The SDRAM has </text:span><text:span text:style-name="T27">a </text:span><text:span text:style-name="T30">16</text:span><text:span text:style-name="T27">k</text:span><text:span text:style-name="T26"> </text:span><text:span text:style-name="T25">directly mapped </text:span><text:span text:style-name="T28">eviction </text:span><text:span text:style-name="T25">cache. </text:span><text:span text:style-name="T27">A directly mapped cache was used to simplify the cache logic, </text:span><text:span text:style-name="T28">and an eviction method chosen to reduce the number of SDRAM writes.</text:span></text:p>
      <text:p text:style-name="P61"/>
      <text:p text:style-name="P53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4"/>
      <text:p text:style-name="P14">Memory Management</text:p>
      <text:p text:style-name="P46"/>
      <text:p text:style-name="P46">The BIOS <text:span text:style-name="T14">will</text:span> initialise the memory, and allocates space at the top of fast BRAM memory for the CPU <text:span text:style-name="T14">STACK</text:span><text:span text:style-name="T94">S ( MAIN and SMT THREADS ).</text:span>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37542685968">
          <table:table-cell table:style-name="Table3.A1" office:value-type="string">
            <text:p text:style-name="P142">Address Range</text:p>
          </table:table-cell>
          <table:table-cell table:style-name="Table3.A1" office:value-type="string">
            <text:p text:style-name="P142">Memory Type</text:p>
          </table:table-cell>
          <table:table-cell table:style-name="Table3.C1" office:value-type="string">
            <text:p text:style-name="P142">Usage</text:p>
          </table:table-cell>
        </table:table-row>
        <table:table-row table:style-name="TableLine94337542155472">
          <table:table-cell table:style-name="Table3.A2" office:value-type="string">
            <text:p text:style-name="P142">0x00000000 – 0x0000<text:span text:style-name="T43">8</text:span>000</text:p>
          </table:table-cell>
          <table:table-cell table:style-name="Table3.A2" office:value-type="string">
            <text:p text:style-name="P142">Fast BRAM</text:p>
          </table:table-cell>
          <table:table-cell table:style-name="Table3.C2" office:value-type="string">
            <text:p text:style-name="P142">0x0000 – 0x1<text:span text:style-name="T24">000</text:span> BIOS</text:p>
            <text:p text:style-name="P142">0x<text:span text:style-name="T43">8</text:span>000 – 0x<text:span text:style-name="T43">4</text:span>000 <text:span text:style-name="T24">Main Stack</text:span></text:p>
            <text:p text:style-name="P132">0x<text:span text:style-name="T43">4</text:span>000 – 0x<text:span text:style-name="T49">2000</text:span> SMT Stack</text:p>
            <text:p text:style-name="P132"/>
            <text:p text:style-name="P147">0x1000 – 0x1400 printf buffer</text:p>
            <text:p text:style-name="P148">0x1400 – 0x1500 libPAWS </text:p>
            <text:p text:style-name="P143">0x1<text:span text:style-name="T61">5</text:span>00 – 0x2000 fast storage</text:p>
          </table:table-cell>
        </table:table-row>
        <table:table-row table:style-name="TableLine94337542157152">
          <table:table-cell table:style-name="Table3.A2" office:value-type="string">
            <text:p text:style-name="P146">0x00008000 – 0x0000ffff</text:p>
          </table:table-cell>
          <table:table-cell table:style-name="Table3.A2" office:value-type="string">
            <text:p text:style-name="P146">I/O Registers</text:p>
          </table:table-cell>
          <table:table-cell table:style-name="Table3.C2" office:value-type="string">
            <text:p text:style-name="P146">Commuincation with the PAWS hardware.</text:p>
            <text:p text:style-name="P146"/>
            <text:p text:style-name="P146">No direct hardware access is required, as libPAWS provides functions for all aspects of the PAWS hardware.</text:p>
          </table:table-cell>
        </table:table-row>
        <table:table-row table:style-name="TableLine94337542157968">
          <table:table-cell table:style-name="Table3.A2" office:value-type="string">
            <text:p text:style-name="P146">0x<text:span text:style-name="T93">4000000</text:span> - 0x<text:span text:style-name="T93">7ffffff</text:span></text:p>
            <text:p text:style-name="P146"/>
            <text:p text:style-name="P144"/>
          </table:table-cell>
          <table:table-cell table:style-name="Table3.A2" office:value-type="string">
            <text:p text:style-name="P146">SDRAM</text:p>
            <text:p text:style-name="P146"/>
            <text:p text:style-name="P146"/>
            <text:p text:style-name="P145">PROGRAM + LOADED DATA</text:p>
            <text:p text:style-name="P145">MALLOC ALLOCATED MEMORY</text:p>
          </table:table-cell>
          <table:table-cell table:style-name="Table3.C2" office:value-type="string">
            <text:p text:style-name="P146">Program and data storage. Accessed via <text:span text:style-name="T42">a </text:span>cache.</text:p>
            <text:p text:style-name="P146"/>
          </table:table-cell>
        </table:table-row>
      </table:table>
      <text:p text:style-name="P46"/>
      <text:p text:style-name="P46">libPAWS variables and functions</text:p>
      <text:p text:style-name="P46"/>
      <table:table table:name="Table4" table:style-name="Table4">
        <table:table-column table:style-name="Table4.A"/>
        <table:table-column table:style-name="Table4.B"/>
        <table:table-row table:style-name="TableLine94337542173376">
          <table:table-cell table:style-name="Table4.A1" office:value-type="string">
            <text:p text:style-name="P146">u<text:span text:style-name="T14">n</text:span>signed char *MEMORYTOP</text:p>
          </table:table-cell>
          <table:table-cell table:style-name="Table4.B1" office:value-type="string">
            <text:p text:style-name="P133">Points to the top of unallocated memory.</text:p>
          </table:table-cell>
        </table:table-row>
        <table:table-row table:style-name="TableLine94337542122848">
          <table:table-cell table:style-name="Table4.A2" office:value-type="string">
            <text:p text:style-name="P133">void INITIALISEMEMORY( void )</text:p>
          </table:table-cell>
          <table:table-cell table:style-name="Table4.B2" office:value-type="string">
            <text:p text:style-name="P133">Sets up the memory map using parameters passed from the BIOS. </text:p>
          </table:table-cell>
        </table:table-row>
      </table:table>
      <text:p text:style-name="P46"/>
      <text:p text:style-name="P70">Standard C library functions for memory management such as malloc are available via newlib. See newlib documentation for details.</text:p>
      <text:p text:style-name="P23">Colours</text:p>
      <text:p text:style-name="P40"/>
      <text:p text:style-name="P40">PAWS uses a 6-bit colour attribute, given as RRGGBB. This gives 64 colours, specified in <text:span text:style-name="T39">hexadecimal</text:span> as per the table below. Names defined in libPAWS are <text:span text:style-name="T39">shown</text:span>.</text:p>
      <text:p text:style-name="P40"/>
      <text:p text:style-name="P41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1"/>
      <text:p text:style-name="P71">Some display layers allow for a transparency attribute to allow lower layers to show. <text:span text:style-name="T57">This is named TRANSPARENT in libPAWS.</text:span></text:p>
      <text:p text:style-name="P4">Display Structure</text:p>
      <text:p text:style-name="P3"/>
      <text:p text:style-name="P75">The display in PAWS is organised in layers. The arrangement of the layers can be adjusted, with the background layer always being at the bottom.</text:p>
      <text:p text:style-name="P75"/>
      <text:p text:style-name="P75">The default arrangement of layers <text:span text:style-name="T51">(top to bottom) </text:span>is:</text:p>
      <text:p text:style-name="P75"/>
      <text:list xml:id="list4258982022" text:style-name="L4">
        <text:list-item>
          <text:p text:style-name="P186">Terminal Layer (hidden by default)</text:p>
        </text:list-item>
        <text:list-item>
          <text:p text:style-name="P187">Character (Text) Layer</text:p>
        </text:list-item>
        <text:list-item>
          <text:p text:style-name="P187">Upper Sprite Layer</text:p>
        </text:list-item>
        <text:list-item>
          <text:p text:style-name="P187">Bitmap Layer</text:p>
        </text:list-item>
        <text:list-item>
          <text:p text:style-name="P187">Lower Sprite Layer</text:p>
        </text:list-item>
        <text:list-item>
          <text:p text:style-name="P187">Upper Tile Map Layer</text:p>
        </text:list-item>
        <text:list-item>
          <text:p text:style-name="P187">Lower Tile Map Layer</text:p>
        </text:list-item>
        <text:list-item>
          <text:p text:style-name="P187">Background Layer</text:p>
        </text:list-item>
      </text:list>
      <text:p text:style-name="P55"/>
      <table:table table:name="Table11" table:style-name="Table11">
        <table:table-column table:style-name="Table11.A"/>
        <table:table-row table:style-name="TableLine94337542238528">
          <table:table-cell table:style-name="Table11.A1" office:value-type="string">
            <text:p text:style-name="P114"><draw:frame draw:style-name="fr2" draw:name="Image21" text:anchor-type="as-char" svg:width="13.547cm" svg:height="10.16cm" draw:z-index="24"><draw:image xlink:href="Pictures/1000000000000280000001E00DE6FDA13AD29CCD.jpg" xlink:type="simple" xlink:show="embed" xlink:actuate="onLoad" draw:mime-type="image/jpeg"/></draw:frame></text:p>
            <text:p text:style-name="P115"><text:span text:style-name="T45">PAWS </text:span>Asteroids, showing the background (dark blue <text:span text:style-name="T44">and</text:span> falling stars), the bitmap (logo, galaxy image, “GAME OVER” <text:s/>and the fuel bars), <text:span text:style-name="T18">the tile map</text:span><text:span text:style-name="T44">s </text:span><text:span text:style-name="T18">(the small planets and rocket ships),</text:span> the sprite<text:span text:style-name="T44">s</text:span> (asteroids, UFO, player ship), and the character map (player score and instructions).</text:p>
            <text:p text:style-name="P115"/>
            <text:p text:style-name="P116"><text:span text:style-name="T45">PAWS </text:span>Asteroids runs in screen mode 2, where the bitmap is displayed below the sprites and the tile map<text:span text:style-name="T44">s</text:span>.</text:p>
          </table:table-cell>
        </table:table-row>
      </table:table>
      <text:p text:style-name="P47"/>
      <text:p text:style-name="P44">libPAWS <text:span text:style-name="T18">V</text:span>ariables and <text:span text:style-name="T18">F</text:span>unctions</text:p>
      <text:p text:style-name="P56"/>
      <table:table table:name="Table9" table:style-name="Table9">
        <table:table-column table:style-name="Table9.A"/>
        <table:table-column table:style-name="Table9.B"/>
        <table:table-row table:style-name="TableLine94337542022112">
          <table:table-cell table:style-name="Table9.A1" office:value-type="string">
            <text:p text:style-name="P130">void await_vblank( void )</text:p>
          </table:table-cell>
          <table:table-cell table:style-name="Table9.B1" office:value-type="string">
            <text:p text:style-name="P131">Waits for the screen vertical <text:span text:style-name="T24">blank</text:span> to start.</text:p>
          </table:table-cell>
        </table:table-row>
        <table:table-row table:style-name="TableLine94337542168144">
          <table:table-cell table:style-name="Table9.A2" office:value-type="string">
            <text:p text:style-name="P127">void screen_mode( unsigned char screenmode, <text:span text:style-name="T77">unsigned char colour</text:span> )</text:p>
          </table:table-cell>
          <table:table-cell table:style-name="Table9.B2" office:value-type="string">
            <text:p text:style-name="P131">Changes the display layer order <text:span text:style-name="T77">and selects colou</text:span><text:span text:style-name="T79">r</text:span><text:span text:style-name="T77"> or greyscale </text:span><text:span text:style-name="T79">mode.</text:span></text:p>
          </table:table-cell>
        </table:table-row>
      </table:table>
      <text:p text:style-name="P43"/>
      <text:p text:style-name="P15"><text:span text:style-name="T15">File</text:span> Management</text:p>
      <text:p text:style-name="P42"/>
      <text:p text:style-name="P50">libPAWS has the ability to load files from the SDCARD directly into memory.</text:p>
      <text:p text:style-name="P50"/>
      <text:p text:style-name="P42">libPAWS variables and functions</text:p>
      <text:p text:style-name="P42"/>
      <table:table table:name="Table5" table:style-name="Table5">
        <table:table-column table:style-name="Table5.A"/>
        <table:table-column table:style-name="Table5.B"/>
        <table:table-row table:style-name="TableLine94337542033568">
          <table:table-cell table:style-name="Table5.A1" office:value-type="string">
            <text:p text:style-name="P134">unsigned char *sdcard_selectfile( char *message, char *extension, <text:span text:style-name="T74">unsigned int *filesize</text:span> )</text:p>
          </table:table-cell>
          <table:table-cell table:style-name="Table5.B1" office:value-type="string">
            <text:p text:style-name="P151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0"/>
      <table:table table:name="Table6" table:style-name="Table6">
        <table:table-column table:style-name="Table6.A"/>
        <table:table-row table:style-name="TableLine94337542189904">
          <table:table-cell table:style-name="Table6.A1" office:value-type="string">
            <text:p text:style-name="P135"><text:span text:style-name="T16">Example code for </text:span><text:span text:style-name="T35">l</text:span>oading a <text:span text:style-name="T75">JPG</text:span> into memory <text:span text:style-name="T78">via the file selector,</text:span> <text:span text:style-name="T75">decoding and displaying.</text:span></text:p>
          </table:table-cell>
        </table:table-row>
        <table:table-row table:style-name="TableLine94337542130208">
          <table:table-cell table:style-name="Table6.A2" office:value-type="string">
            <text:p text:style-name="P134">#include "PAWSlibrary.h"</text:p>
            <text:p text:style-name="P134">#include &lt;stdlib.h&gt;</text:p>
            <text:p text:style-name="P134"/>
            <text:p text:style-name="P134">int main( void ) {</text:p>
            <text:p text:style-name="P134"><text:s text:c="4"/>INITIALISEMEMORY();</text:p>
            <text:p text:style-name="P134"/>
            <text:p text:style-name="P134"><text:s text:c="4"/>int width, height; unsigned int filesize;</text:p>
            <text:p text:style-name="P134"><text:s text:c="4"/>unsigned char *imagebuffer, colour, *filebuffer;</text:p>
            <text:p text:style-name="P134"/>
            <text:p text:style-name="P134"><text:s text:c="4"/>filebuffer = sdcard_selectfile( "Please select a JPEG", "JPG", &amp;filesize );</text:p>
            <text:p text:style-name="P134"/>
            <text:p text:style-name="P134"><text:s text:c="4"/>// JPEG LIBRARY</text:p>
            <text:p text:style-name="P134"><text:s text:c="4"/>if( filebuffer ) {</text:p>
            <text:p text:style-name="P134"><text:s text:c="8"/>njInit();</text:p>
            <text:p text:style-name="P134"><text:s text:c="8"/>njDecode( filebuffer, filesize );</text:p>
            <text:p text:style-name="P134"><text:s text:c="8"/>width = njGetWidth();</text:p>
            <text:p text:style-name="P134"><text:s text:c="8"/>height = njGetHeight();</text:p>
            <text:p text:style-name="P134"><text:s text:c="8"/>imagebuffer=njGetImage();</text:p>
            <text:p text:style-name="P134"><text:s text:c="8"/>gpu_pixelblock24( 0, 0, width, height, imagebuffer );</text:p>
            <text:p text:style-name="P134"><text:s text:c="8"/>free( filebuffer );</text:p>
            <text:p text:style-name="P134"><text:s text:c="4"/>} else {</text:p>
            <text:p text:style-name="P134"><text:s text:c="8"/>gpu_print_centre( WHITE, 160, 120, 0, 0, "NO FILE FOUND!" );</text:p>
            <text:p text:style-name="P134"><text:s text:c="4"/>}</text:p>
            <text:p text:style-name="P134"/>
            <text:p text:style-name="P134"><text:s text:c="4"/>sleep( 4000, 0 );</text:p>
            <text:p text:style-name="P134">}</text:p>
          </table:table-cell>
        </table:table-row>
      </table:table>
      <text:p text:style-name="P109"/>
      <text:p text:style-name="P109"/>
      <text:p text:style-name="P20">Single Thread or Dual Thread Mode</text:p>
      <text:p text:style-name="P60"/>
      <text:p text:style-name="P60">On startup PAWS runs in single thread mode. The BIOS will switch back to single thread mode when returning to the BIOS from a program running in dual thread mode.</text:p>
      <text:p text:style-name="P60"/>
      <text:p text:style-name="P60"><text:span text:style-name="T51">Whilst</text:span> dual thread mode is activated PAWS will execute one instruction from each thread alternatively. All memory is shared, with no memory protection.</text:p>
      <text:p text:style-name="P60"/>
      <text:p text:style-name="P60">The Risc-V A Extension (Atomic Instructions) are decoded and executed, but ignoring the <text:span text:style-name="T20">aq</text:span><text:span text:style-name="T33"> and </text:span><text:span text:style-name="T20">rl</text:span><text:span text:style-name="T33"> flags. <text:s/>The whole of the fetch-modify-write cycle will complete before allowing the other thread to execute. FENCE instructions from the Risc-V base are treated as no-ops.</text:span></text:p>
      <text:p text:style-name="P90"/>
      <text:p text:style-name="P45">libPAWS variables and functions</text:p>
      <text:p text:style-name="P45"/>
      <table:table table:name="Table13" table:style-name="Table13">
        <table:table-column table:style-name="Table13.A"/>
        <table:table-column table:style-name="Table13.B"/>
        <table:table-row table:style-name="TableLine94337542192688">
          <table:table-cell table:style-name="Table13.A1" office:value-type="string">
            <text:p text:style-name="P138">void SMTSTOP( void )void SMTSTART( unsigned int code )</text:p>
          </table:table-cell>
          <table:table-cell table:style-name="Table13.B1" office:value-type="string">
            <text:p text:style-name="P139">Stops the SMT thread.</text:p>
          </table:table-cell>
        </table:table-row>
        <table:table-row table:style-name="TableLine94337542052320">
          <table:table-cell table:style-name="Table13.A2" office:value-type="string">
            <text:p text:style-name="P138">void SMTSTART( unsigned int code )</text:p>
          </table:table-cell>
          <table:table-cell table:style-name="Table13.B2" office:value-type="string">
            <text:p text:style-name="P139">Starts the SMT thread, jumping immediately to the address of the function provided.</text:p>
          </table:table-cell>
        </table:table-row>
      </table:table>
      <text:p text:style-name="P91"/>
      <text:p text:style-name="P92">Due to the way that all of the I/O operations are memory mapped there are considerations to make when writing dual threaded code. <text:span text:style-name="T97">Only one thread should attempt to use a section of the graphics system.</text:span></text:p>
      <text:p text:style-name="P91"/>
      <table:table table:name="Table14" table:style-name="Table14">
        <table:table-column table:style-name="Table14.A"/>
        <table:table-row table:style-name="TableLine94337542049424">
          <table:table-cell table:style-name="Table14.A1" office:value-type="string">
            <text:p text:style-name="P136"><text:span text:style-name="T16">Example code </text:span><text:span text:style-name="T35">for a simple dual thread program</text:span></text:p>
          </table:table-cell>
        </table:table-row>
        <table:table-row table:style-name="TableLine94337542168928">
          <table:table-cell table:style-name="Table14.A2" office:value-type="string">
            <text:p text:style-name="P138">#include "PAWSlibrary.h"</text:p>
            <text:p text:style-name="P138"/>
            <text:p text:style-name="P138">void smtthread( void ) {</text:p>
            <text:p text:style-name="P138"><text:s text:c="4"/>// SETUP STACKPOINTER FOR THE SMT THREAD</text:p>
            <text:p text:style-name="P138"><text:s text:c="4"/>asm volatile ("li sp ,0x<text:span text:style-name="T43">4</text:span>000");</text:p>
            <text:p text:style-name="P138"><text:s text:c="4"/>while(1) {</text:p>
            <text:p text:style-name="P138"><text:s text:c="8"/>gpu_rectangle( rng( 64 ), rng( 640 ), rng( 432 ), rng( 640 ), rng( 432 ) );</text:p>
            <text:p text:style-name="P138"><text:s text:c="8"/>sleep( 500, 1 );</text:p>
            <text:p text:style-name="P138"><text:s text:c="4"/>}</text:p>
            <text:p text:style-name="P138">}</text:p>
            <text:p text:style-name="P138"/>
            <text:p text:style-name="P138">void main( void ) {</text:p>
            <text:p text:style-name="P138"><text:s text:c="4"/>INITIALISEMEMORY();</text:p>
            <text:p text:style-name="P138"/>
            <text:p text:style-name="P138"><text:s text:c="4"/>tpu_printf_centre( 27, TRANSPARENT, GREEN, "SMT Test" );</text:p>
            <text:p text:style-name="P138"><text:s text:c="4"/>tpu_printf_centre( 28, TRANSPARENT, YELLOW, "I'm Just Sitting Here Doing Nothing" );</text:p>
            <text:p text:style-name="P138"><text:s text:c="4"/>tpu_printf_centre( 29, TRANSPARENT, BLUE, "The SMT Thread Is Drawing Rectangles!" );</text:p>
            <text:p text:style-name="P138"><text:s text:c="4"/>SMTSTART( (unsigned int )smtthread );</text:p>
            <text:p text:style-name="P138"/>
            <text:p text:style-name="P138"><text:s text:c="4"/>while(1) {</text:p>
            <text:p text:style-name="P138"><text:s text:c="8"/>tpu_set( 1, 1, TRANSPARENT, WHITE );</text:p>
            <text:p text:style-name="P138"><text:s text:c="8"/>tpu_printf( "Main Thread Counting Away: %d", systemclock() );</text:p>
            <text:p text:style-name="P138"><text:s text:c="8"/>sleep( 1000, 0 );</text:p>
            <text:p text:style-name="P138"><text:s text:c="4"/>}</text:p>
            <text:p text:style-name="P138">}</text:p>
          </table:table-cell>
        </table:table-row>
      </table:table>
      <text:p text:style-name="P126"/>
      <text:p text:style-name="P96">NOTE: The first line of code in the smtthread function <text:span text:style-name="T36">must</text:span><text:span text:style-name="T25"> set</text:span> the stack pointer to the reserved memory in the fast BRAM.</text:p>
      <text:p text:style-name="P96"/>
      <text:p text:style-name="P6">Background Generator</text:p>
      <text:p text:style-name="P5"/>
      <text:p text:style-name="P57">The background layer shows when there is nothing to display from the layers above. There are <text:span text:style-name="T46">16</text:span> named <text:span text:style-name="T80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337542074912">
          <table:table-cell table:style-name="Table10.A1" table:number-columns-spanned="4" office:value-type="string">
            <text:p text:style-name="P110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13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13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13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13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337544964176">
          <table:table-cell table:style-name="Table10.A2" office:value-type="string">
            <text:p text:style-name="P111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11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11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11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337544964496">
          <table:table-cell table:style-name="Table10.A2" office:value-type="string">
            <text:p text:style-name="P113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13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13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13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11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11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11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11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59"/>
      <text:p text:style-name="P65">In addition, a simple co-processor, called COPPER, is available to change background generator parameters <text:span text:style-name="T80">during the frame generation.</text:span></text:p>
      <text:p text:style-name="P13">Background COPPER Programming</text:p>
      <text:p text:style-name="P12"/>
      <text:p text:style-name="P67">The COPPER is designed to allow the changing of the background generator parameters during the display frame. <text:span text:style-name="T52">The COPPER program storage has 64 entries, </text:span><text:span text:style-name="T53">there is one variable, and it can detect the present X and Y coordinates (range X = 0 to 639, Y = 0 to 479 ).</text:span></text:p>
      <text:p text:style-name="P6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337542078224">
          <table:table-cell table:style-name="Table18.A1" office:value-type="string">
            <text:p text:style-name="P170">COMMAND</text:p>
          </table:table-cell>
          <table:table-cell table:style-name="Table18.A1" office:value-type="string">
            <text:p text:style-name="P171">CONDITION</text:p>
          </table:table-cell>
          <table:table-cell table:style-name="Table18.A1" office:value-type="string">
            <text:p text:style-name="P171">VALUE</text:p>
          </table:table-cell>
          <table:table-cell table:style-name="Table18.A1" office:value-type="string">
            <text:p text:style-name="P171">MODE</text:p>
          </table:table-cell>
          <table:table-cell table:style-name="Table18.A1" office:value-type="string">
            <text:p text:style-name="P171">ALT</text:p>
          </table:table-cell>
          <table:table-cell table:style-name="Table18.A1" office:value-type="string">
            <text:p text:style-name="P171">COLOUR /</text:p>
            <text:p text:style-name="P171">ADDRESS</text:p>
          </table:table-cell>
          <table:table-cell table:style-name="Table18.G1" office:value-type="string">
            <text:p text:style-name="P170"/>
          </table:table-cell>
        </table:table-row>
        <table:table-row table:style-name="TableLine94337545574928">
          <table:table-cell table:style-name="Table18.A8" office:value-type="string">
            <text:p text:style-name="P170">JUMP</text:p>
          </table:table-cell>
          <table:table-cell table:style-name="Table18.B2" office:value-type="string">
            <text:p text:style-name="P171">ALWAYS</text:p>
          </table:table-cell>
          <table:table-cell table:style-name="Table18.C2" office:value-type="string">
            <text:p text:style-name="P175"/>
          </table:table-cell>
          <table:table-cell table:style-name="Table18.D2" office:value-type="string">
            <text:p text:style-name="P175"/>
          </table:table-cell>
          <table:table-cell table:style-name="Table18.E2" office:value-type="string">
            <text:p text:style-name="P175"/>
          </table:table-cell>
          <table:table-cell table:style-name="Table18.F2" office:value-type="string">
            <text:p text:style-name="P171">ADDRESS</text:p>
          </table:table-cell>
          <table:table-cell table:style-name="Table18.G2" office:value-type="string">
            <text:p text:style-name="P172">Jump to ADDRESS</text:p>
          </table:table-cell>
        </table:table-row>
        <table:table-row table:style-name="TableLine94337545580064">
          <table:table-cell table:style-name="Table18.A3" office:value-type="string">
            <text:p text:style-name="P170">JUMP</text:p>
          </table:table-cell>
          <table:table-cell table:style-name="Table18.B3" office:value-type="string">
            <text:p text:style-name="P171">IF_VBLANK_<text:span text:style-name="T54">EQUAL</text:span></text:p>
          </table:table-cell>
          <table:table-cell table:style-name="Table18.C3" office:value-type="string">
            <text:p text:style-name="P176">0 or 1</text:p>
          </table:table-cell>
          <table:table-cell table:style-name="Table18.D3" office:value-type="string">
            <text:p text:style-name="P175"/>
          </table:table-cell>
          <table:table-cell table:style-name="Table18.E3" office:value-type="string">
            <text:p text:style-name="P175"/>
          </table:table-cell>
          <table:table-cell table:style-name="Table18.F3" office:value-type="string">
            <text:p text:style-name="P171">ADDRESS</text:p>
          </table:table-cell>
          <table:table-cell table:style-name="Table18.G3" office:value-type="string">
            <text:p text:style-name="P172">Jump to ADDRESS if VBLANK <text:span text:style-name="T54">is 0 or 1</text:span></text:p>
          </table:table-cell>
        </table:table-row>
        <table:table-row table:style-name="TableLine94337545585360">
          <table:table-cell table:style-name="Table18.A8" office:value-type="string">
            <text:p text:style-name="P170">JUMP</text:p>
          </table:table-cell>
          <table:table-cell table:style-name="Table18.B4" office:value-type="string">
            <text:p text:style-name="P171">IF_<text:span text:style-name="T54">HBLANK_EQUAL</text:span></text:p>
          </table:table-cell>
          <table:table-cell table:style-name="Table18.C4" office:value-type="string">
            <text:p text:style-name="P176">0 or 1</text:p>
          </table:table-cell>
          <table:table-cell table:style-name="Table18.D4" office:value-type="string">
            <text:p text:style-name="P175"/>
          </table:table-cell>
          <table:table-cell table:style-name="Table18.E4" office:value-type="string">
            <text:p text:style-name="P175"/>
          </table:table-cell>
          <table:table-cell table:style-name="Table18.F4" office:value-type="string">
            <text:p text:style-name="P171">ADDRESS</text:p>
          </table:table-cell>
          <table:table-cell table:style-name="Table18.G4" office:value-type="string">
            <text:p text:style-name="P172">Jump to ADDRESS if <text:span text:style-name="T54">HBLANK is 0 or 1</text:span></text:p>
          </table:table-cell>
        </table:table-row>
        <table:table-row table:style-name="TableLine94337545589984">
          <table:table-cell table:style-name="Table18.A9" office:value-type="string">
            <text:p text:style-name="P170">JUMP</text:p>
          </table:table-cell>
          <table:table-cell table:style-name="Table18.B5" office:value-type="string">
            <text:p text:style-name="P171">IF_Y_LESS</text:p>
          </table:table-cell>
          <table:table-cell table:style-name="Table18.C5" office:value-type="string">
            <text:p text:style-name="P171">Y COORDINATE*</text:p>
          </table:table-cell>
          <table:table-cell table:style-name="Table18.D5" office:value-type="string">
            <text:p text:style-name="P175"/>
          </table:table-cell>
          <table:table-cell table:style-name="Table18.E5" office:value-type="string">
            <text:p text:style-name="P175"/>
          </table:table-cell>
          <table:table-cell table:style-name="Table18.F5" office:value-type="string">
            <text:p text:style-name="P171">ADDRESS</text:p>
          </table:table-cell>
          <table:table-cell table:style-name="Table18.G5" office:value-type="string">
            <text:p text:style-name="P172">Jump to ADDRESS if Y is LESS THAN VALUE</text:p>
          </table:table-cell>
        </table:table-row>
        <table:table-row table:style-name="TableLine94337545595648">
          <table:table-cell table:style-name="Table18.A8" office:value-type="string">
            <text:p text:style-name="P170">JUMP</text:p>
          </table:table-cell>
          <table:table-cell table:style-name="Table18.B6" office:value-type="string">
            <text:p text:style-name="P171">IF_X_LESS</text:p>
          </table:table-cell>
          <table:table-cell table:style-name="Table18.C6" office:value-type="string">
            <text:p text:style-name="P171">X COORDINATE*</text:p>
          </table:table-cell>
          <table:table-cell table:style-name="Table18.D6" office:value-type="string">
            <text:p text:style-name="P175"/>
          </table:table-cell>
          <table:table-cell table:style-name="Table18.E6" office:value-type="string">
            <text:p text:style-name="P175"/>
          </table:table-cell>
          <table:table-cell table:style-name="Table18.F6" office:value-type="string">
            <text:p text:style-name="P171">ADDRESS</text:p>
          </table:table-cell>
          <table:table-cell table:style-name="Table18.G6" office:value-type="string">
            <text:p text:style-name="P172">Jump to ADDRESS if X is LESS THAN VALUE</text:p>
          </table:table-cell>
        </table:table-row>
        <table:table-row table:style-name="TableLine94337545600416">
          <table:table-cell table:style-name="Table18.A9" office:value-type="string">
            <text:p text:style-name="P170">JUMP</text:p>
          </table:table-cell>
          <table:table-cell table:style-name="Table18.B7" office:value-type="string">
            <text:p text:style-name="P171">IF_VARIABLE_LESS</text:p>
          </table:table-cell>
          <table:table-cell table:style-name="Table18.C7" office:value-type="string">
            <text:p text:style-name="P171">VALUE*</text:p>
          </table:table-cell>
          <table:table-cell table:style-name="Table18.D7" office:value-type="string">
            <text:p text:style-name="P175"/>
          </table:table-cell>
          <table:table-cell table:style-name="Table18.E7" office:value-type="string">
            <text:p text:style-name="P175"/>
          </table:table-cell>
          <table:table-cell table:style-name="Table18.F7" office:value-type="string">
            <text:p text:style-name="P171">ADDRESS</text:p>
          </table:table-cell>
          <table:table-cell table:style-name="Table18.G7" office:value-type="string">
            <text:p text:style-name="P172">Jump to ADDRESS if VARIABLE is LESS THAN VALUE</text:p>
          </table:table-cell>
        </table:table-row>
        <table:table-row table:style-name="TableLine94337545605232">
          <table:table-cell table:style-name="Table18.A8" office:value-type="string">
            <text:p text:style-name="P172">WAIT_VBLANK</text:p>
          </table:table-cell>
          <table:table-cell table:style-name="Table18.B8" office:value-type="string">
            <text:p text:style-name="P173">SET FLAGS</text:p>
          </table:table-cell>
          <table:table-cell table:style-name="Table18.C8" office:value-type="string">
            <text:p text:style-name="P175"/>
          </table:table-cell>
          <table:table-cell table:style-name="Table18.D8" office:value-type="string">
            <text:p text:style-name="P173">MODE</text:p>
          </table:table-cell>
          <table:table-cell table:style-name="Table18.E8" office:value-type="string">
            <text:p text:style-name="P173">ALT</text:p>
          </table:table-cell>
          <table:table-cell table:style-name="Table18.F8" office:value-type="string">
            <text:p text:style-name="P173">COLOUR</text:p>
          </table:table-cell>
          <table:table-cell table:style-name="Table18.G8" office:value-type="string">
            <text:p text:style-name="P172">Wait for VBLANK and SET</text:p>
          </table:table-cell>
        </table:table-row>
        <table:table-row table:style-name="TableLine94337545610048">
          <table:table-cell table:style-name="Table18.A9" office:value-type="string">
            <text:p text:style-name="P172">WAIT_HBLANK</text:p>
          </table:table-cell>
          <table:table-cell table:style-name="Table18.B9" office:value-type="string">
            <text:p text:style-name="P173">SET FLAGS</text:p>
          </table:table-cell>
          <table:table-cell table:style-name="Table18.C9" office:value-type="string">
            <text:p text:style-name="P175"/>
          </table:table-cell>
          <table:table-cell table:style-name="Table18.D9" office:value-type="string">
            <text:p text:style-name="P173">MODE</text:p>
          </table:table-cell>
          <table:table-cell table:style-name="Table18.E9" office:value-type="string">
            <text:p text:style-name="P173">ALT</text:p>
          </table:table-cell>
          <table:table-cell table:style-name="Table18.F9" office:value-type="string">
            <text:p text:style-name="P173">COLOUR</text:p>
          </table:table-cell>
          <table:table-cell table:style-name="Table18.G9" office:value-type="string">
            <text:p text:style-name="P172">Wait for HBLANK and SET</text:p>
          </table:table-cell>
        </table:table-row>
        <table:table-row table:style-name="TableLine94337545614784">
          <table:table-cell table:style-name="Table18.A15" office:value-type="string">
            <text:p text:style-name="P172">WAIT_Y</text:p>
          </table:table-cell>
          <table:table-cell table:style-name="Table18.B10" office:value-type="string">
            <text:p text:style-name="P173">SET FLAGS</text:p>
          </table:table-cell>
          <table:table-cell table:style-name="Table18.C10" office:value-type="string">
            <text:p text:style-name="P173">Y COORDINATE*</text:p>
          </table:table-cell>
          <table:table-cell table:style-name="Table18.D10" office:value-type="string">
            <text:p text:style-name="P173">MODE</text:p>
          </table:table-cell>
          <table:table-cell table:style-name="Table18.E10" office:value-type="string">
            <text:p text:style-name="P173">ALT</text:p>
          </table:table-cell>
          <table:table-cell table:style-name="Table18.F10" office:value-type="string">
            <text:p text:style-name="P173">COLOUR</text:p>
          </table:table-cell>
          <table:table-cell table:style-name="Table18.G10" office:value-type="string">
            <text:p text:style-name="P172">Wait for Y and SET</text:p>
          </table:table-cell>
        </table:table-row>
        <table:table-row table:style-name="TableLine94337545620160">
          <table:table-cell table:style-name="Table18.A15" office:value-type="string">
            <text:p text:style-name="P172">WAIT_X</text:p>
          </table:table-cell>
          <table:table-cell table:style-name="Table18.B11" office:value-type="string">
            <text:p text:style-name="P173">SET FLAGS</text:p>
          </table:table-cell>
          <table:table-cell table:style-name="Table18.C11" office:value-type="string">
            <text:p text:style-name="P173">X COORDINATE*</text:p>
          </table:table-cell>
          <table:table-cell table:style-name="Table18.D11" office:value-type="string">
            <text:p text:style-name="P173">MODE</text:p>
          </table:table-cell>
          <table:table-cell table:style-name="Table18.E11" office:value-type="string">
            <text:p text:style-name="P173">ALT</text:p>
          </table:table-cell>
          <table:table-cell table:style-name="Table18.F11" office:value-type="string">
            <text:p text:style-name="P173">COLOUR</text:p>
          </table:table-cell>
          <table:table-cell table:style-name="Table18.G11" office:value-type="string">
            <text:p text:style-name="P172">Wait for X and SET</text:p>
          </table:table-cell>
        </table:table-row>
        <table:table-row table:style-name="TableLine94337545624976">
          <table:table-cell table:style-name="Table18.A15" office:value-type="string">
            <text:p text:style-name="P172">WAIT_VARIABLE</text:p>
          </table:table-cell>
          <table:table-cell table:style-name="Table18.B12" office:value-type="string">
            <text:p text:style-name="P173">SET FLAGS</text:p>
          </table:table-cell>
          <table:table-cell table:style-name="Table18.C12" office:value-type="string">
            <text:p text:style-name="P173">X/Y FLAG</text:p>
          </table:table-cell>
          <table:table-cell table:style-name="Table18.D12" office:value-type="string">
            <text:p text:style-name="P173">MODE</text:p>
          </table:table-cell>
          <table:table-cell table:style-name="Table18.E12" office:value-type="string">
            <text:p text:style-name="P173">ALT</text:p>
          </table:table-cell>
          <table:table-cell table:style-name="Table18.F12" office:value-type="string">
            <text:p text:style-name="P173">COLOUR</text:p>
          </table:table-cell>
          <table:table-cell table:style-name="Table18.G12" office:value-type="string">
            <text:p text:style-name="P172">Wait for VARIABLE <text:span text:style-name="T53">to be EQUAL to X or Y</text:span></text:p>
          </table:table-cell>
        </table:table-row>
        <table:table-row table:style-name="TableLine94337545629792">
          <table:table-cell table:style-name="Table18.A15" office:value-type="string">
            <text:p text:style-name="P172">SET_VARIABLE</text:p>
          </table:table-cell>
          <table:table-cell table:style-name="Table18.B13" office:value-type="float" office:value="1">
            <text:p text:style-name="P173">1</text:p>
          </table:table-cell>
          <table:table-cell table:style-name="Table18.C13" office:value-type="string">
            <text:p text:style-name="P173">VALUE*</text:p>
          </table:table-cell>
          <table:table-cell table:style-name="Table18.D13" office:value-type="string">
            <text:p text:style-name="P175"/>
          </table:table-cell>
          <table:table-cell table:style-name="Table18.E13" office:value-type="string">
            <text:p text:style-name="P175"/>
          </table:table-cell>
          <table:table-cell table:style-name="Table18.F13" office:value-type="string">
            <text:p text:style-name="P175"/>
          </table:table-cell>
          <table:table-cell table:style-name="Table18.G13" office:value-type="string">
            <text:p text:style-name="P174">Set VARIABLE to VALUE</text:p>
          </table:table-cell>
        </table:table-row>
        <table:table-row table:style-name="TableLine94337545634816">
          <table:table-cell table:style-name="Table18.A15" office:value-type="string">
            <text:p text:style-name="P172">ADD_VARIABLE</text:p>
          </table:table-cell>
          <table:table-cell table:style-name="Table18.B13" office:value-type="float" office:value="2">
            <text:p text:style-name="P173">2</text:p>
          </table:table-cell>
          <table:table-cell table:style-name="Table18.C14" office:value-type="string">
            <text:p text:style-name="P173">VALUE*</text:p>
          </table:table-cell>
          <table:table-cell table:style-name="Table18.D14" office:value-type="string">
            <text:p text:style-name="P175"/>
          </table:table-cell>
          <table:table-cell table:style-name="Table18.E14" office:value-type="string">
            <text:p text:style-name="P175"/>
          </table:table-cell>
          <table:table-cell table:style-name="Table18.F14" office:value-type="string">
            <text:p text:style-name="P175"/>
          </table:table-cell>
          <table:table-cell table:style-name="Table18.G14" office:value-type="string">
            <text:p text:style-name="P174">Add VALUE to VARIABLE</text:p>
          </table:table-cell>
        </table:table-row>
        <table:table-row table:style-name="TableLine94337545639584">
          <table:table-cell table:style-name="Table18.A15" office:value-type="string">
            <text:p text:style-name="P172">SUB_VARIABLE</text:p>
          </table:table-cell>
          <table:table-cell table:style-name="Table18.B13" office:value-type="float" office:value="4">
            <text:p text:style-name="P173">4</text:p>
          </table:table-cell>
          <table:table-cell table:style-name="Table18.C15" office:value-type="string">
            <text:p text:style-name="P173">VALUE*</text:p>
          </table:table-cell>
          <table:table-cell table:style-name="Table18.D15" office:value-type="string">
            <text:p text:style-name="P175"/>
          </table:table-cell>
          <table:table-cell table:style-name="Table18.E15" office:value-type="string">
            <text:p text:style-name="P175"/>
          </table:table-cell>
          <table:table-cell table:style-name="Table18.F15" office:value-type="string">
            <text:p text:style-name="P175"/>
          </table:table-cell>
          <table:table-cell table:style-name="Table18.G15" office:value-type="string">
            <text:p text:style-name="P174">Subtract VALUE from VARIABLE</text:p>
          </table:table-cell>
        </table:table-row>
        <table:table-row table:style-name="TableLine94337545644400">
          <table:table-cell table:style-name="Table18.A16" office:value-type="string">
            <text:p text:style-name="P172">SET_FROM_VARIABLE</text:p>
          </table:table-cell>
          <table:table-cell table:style-name="Table18.B16" office:value-type="string">
            <text:p text:style-name="P173">SET_FLAGS</text:p>
          </table:table-cell>
          <table:table-cell table:style-name="Table18.C16" office:value-type="string">
            <text:p text:style-name="P175"/>
          </table:table-cell>
          <table:table-cell table:style-name="Table18.D16" office:value-type="string">
            <text:p text:style-name="P175"/>
          </table:table-cell>
          <table:table-cell table:style-name="Table18.E16" office:value-type="string">
            <text:p text:style-name="P175"/>
          </table:table-cell>
          <table:table-cell table:style-name="Table18.F16" office:value-type="string">
            <text:p text:style-name="P175"/>
          </table:table-cell>
          <table:table-cell table:style-name="Table18.G16" office:value-type="string">
            <text:p text:style-name="P174">SET from VARIABLE</text:p>
          </table:table-cell>
        </table:table-row>
        <table:table-row table:style-name="TableLine94337545649776">
          <table:table-cell table:style-name="Table18.A17" table:number-columns-spanned="7" office:value-type="string">
            <text:p text:style-name="P172">* <text:span text:style-name="T60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able:table table:name="Table17" table:style-name="Table17">
        <table:table-column table:style-name="Table17.A"/>
        <table:table-row table:style-name="TableLine94337543750624">
          <table:table-cell table:style-name="Table17.A1" office:value-type="string">
            <text:p text:style-name="P128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337543707056">
          <table:table-cell table:style-name="Table17.A2" office:value-type="string">
            <text:p text:style-name="P129"><text:s text:c="4"/>copper_startstop( 0 );</text:p>
            <text:p text:style-name="P129"><text:s text:c="4"/>copper_program( 0, COPPER_WAIT_Y, 7, 0, BKG_SNOW, BLACK, WHITE );</text:p>
            <text:p text:style-name="P129"><text:s text:c="4"/>copper_program( 1, COPPER_WAIT_X, 7, 0, BKG_SNOW, BLACK, WHITE );</text:p>
            <text:p text:style-name="P129"><text:s text:c="4"/>copper_program( 2, COPPER_JUMP, COPPER_JUMP_IF_Y_LESS, 64, 0, 0, 1 );</text:p>
            <text:p text:style-name="P129"><text:s text:c="4"/>copper_program( 3, COPPER_WAIT_X, 7, 0, BKG_SNOW, BLACK, RED );</text:p>
            <text:p text:style-name="P129"><text:s text:c="4"/>copper_program( 4, COPPER_JUMP, COPPER_JUMP_IF_Y_LESS, 128, 0, 0, 3 );</text:p>
            <text:p text:style-name="P129"><text:s text:c="4"/>copper_program( 5, COPPER_WAIT_X, 7, 0, BKG_SNOW, BLACK, ORANGE );</text:p>
            <text:p text:style-name="P129"><text:s text:c="4"/>copper_program( 6, COPPER_JUMP, COPPER_JUMP_IF_Y_LESS, 160, 0, 0, 5 );</text:p>
            <text:p text:style-name="P129"><text:s text:c="4"/>copper_program( 7, COPPER_WAIT_X, 7, 0, BKG_SNOW, BLACK, YELLOW );</text:p>
            <text:p text:style-name="P129"><text:s text:c="4"/>copper_program( 8, COPPER_JUMP, COPPER_JUMP_IF_Y_LESS, 192, 0, 0, 7 );</text:p>
            <text:p text:style-name="P129"><text:s text:c="4"/>copper_program( 9, COPPER_WAIT_X, 7, 0, BKG_SNOW, BLACK, GREEN );</text:p>
            <text:p text:style-name="P129"><text:s text:c="4"/>copper_program( 10, COPPER_JUMP, COPPER_JUMP_IF_Y_LESS, 224, 0, 0, 9 );</text:p>
            <text:p text:style-name="P129"><text:s text:c="4"/>copper_program( 11, COPPER_WAIT_X, 7, 0, BKG_SNOW, BLACK, LTBLUE );</text:p>
            <text:p text:style-name="P129"><text:s text:c="4"/>copper_program( 12, COPPER_JUMP, COPPER_JUMP_IF_Y_LESS, 256, 0, 0, 11 );</text:p>
            <text:p text:style-name="P129"><text:s text:c="4"/>copper_program( 13, COPPER_WAIT_X, 7, 0, BKG_SNOW, BLACK, PURPLE );</text:p>
            <text:p text:style-name="P129"><text:s text:c="4"/>copper_program( 14, COPPER_JUMP, COPPER_JUMP_IF_Y_LESS, 288, 0, 0, 13 );</text:p>
            <text:p text:style-name="P129"><text:s text:c="4"/>copper_program( 15, COPPER_WAIT_X, 7, 0, BKG_SNOW, BLACK, MAGENTA );</text:p>
            <text:p text:style-name="P129"><text:s text:c="4"/>copper_program( 16, COPPER_JUMP, COPPER_JUMP_IF_NOT_VBLANK, 0, 0, 0, 15 );</text:p>
            <text:p text:style-name="P129"><text:s text:c="4"/>copper_program( 17, COPPER_JUMP, COPPER_JUMP_ALWAYS, 0, 0, 0, 1 );</text:p>
            <text:p text:style-name="P129"><text:s text:c="4"/>copper_startstop( 1 );</text:p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Line94337545653136">
          <table:table-cell table:style-name="Table16.A1" office:value-type="string">
            <text:p text:style-name="P128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337545663920">
          <table:table-cell table:style-name="Table16.A2" office:value-type="string">
            <text:p text:style-name="P129"><text:s text:c="4"/>copper_startstop( 0 );</text:p>
            <text:p text:style-name="P129"><text:s text:c="4"/>copper_program( 0, COPPER_VARIABLE, COPPER_SET_VARIABLE, 1, 0, 0, 0 );</text:p>
            <text:p text:style-name="P129"><text:s text:c="4"/>copper_program( 1, COPPER_WAIT_Y, 6, 0, BKG_SNOW, BLACK, 0 );</text:p>
            <text:p text:style-name="P129"><text:s text:c="4"/>copper_program( 2, COPPER_SET_FROM_VARIABLE, 1, 0, 0, 0, 0 );</text:p>
            <text:p text:style-name="P129"><text:s text:c="4"/>copper_program( 3, COPPER_VARIABLE, COPPER_ADD_VARIABLE, 1, 0, 0, 0 );</text:p>
            <text:p text:style-name="P129"><text:soft-page-break/><text:s text:c="4"/>copper_program( 4, COPPER_JUMP, COPPER_JUMP_IF_NOT_VBLANK, 0, 0, 0, 4 );</text:p>
            <text:p text:style-name="P129"><text:s text:c="4"/>copper_program( 5, COPPER_JUMP, COPPER_JUMP_IF_VARIABLE_LESS, 64, 0, 0, 1 );</text:p>
            <text:p text:style-name="P129"><text:s text:c="4"/>copper_program( 6, COPPER_JUMP, COPPER_JUMP_ALWAYS, 0, 0, 0, 0 );</text:p>
            <text:p text:style-name="P129"><text:s text:c="4"/>copper_startstop( 1 );</text:p>
          </table:table-cell>
        </table:table-row>
      </table:table>
      <text:p text:style-name="P12"/>
      <text:p text:style-name="P9">Bitmap and GPU</text:p>
      <text:p text:style-name="P7"/>
      <text:p text:style-name="P66">PAWS displays a 320x240 pixel bitmap with 64 colours, plus TRANSPARENT. <text:s/><text:span text:style-name="T82">PAWS </text:span><text:span text:style-name="T80">uses</text:span><text:span text:style-name="T82"> a GPU to draw to the bitmap, </text:span><text:span text:style-name="T80">with hardware accelerated drawing of some graphic primitives.</text:span></text:p>
      <text:p text:style-name="P10"/>
      <text:p text:style-name="P27">Basic Principles</text:p>
      <text:p text:style-name="P79"/>
      <text:p text:style-name="P79">The bitmap is 320 pixels wide by 240 pixels tall, with (0,0) being located at the top left-hand corner of the screen. Drawing can be limited to a “cropping rectangle”, only pixels within the “cropping rectangle” will be drawn.</text:p>
      <text:p text:style-name="P79"/>
      <table:table table:name="Table23" table:style-name="Table23">
        <table:table-column table:style-name="Table23.A"/>
        <table:table-column table:style-name="Table23.B"/>
        <table:table-row table:style-name="TableLine94337545656224">
          <table:table-cell table:style-name="Table23.A1" office:value-type="string">
            <text:p text:style-name="P158">void bitmap_display( unsigned char framebuffer )</text:p>
          </table:table-cell>
          <table:table-cell table:style-name="Table23.B1" office:value-type="string">
            <text:p text:style-name="P152">Display bitmap 0 or 1.</text:p>
          </table:table-cell>
        </table:table-row>
        <table:table-row table:style-name="TableLine94337542524000">
          <table:table-cell table:style-name="Table23.A2" office:value-type="string">
            <text:p text:style-name="P158">void bitmap_draw( unsigned char framebuffer )</text:p>
          </table:table-cell>
          <table:table-cell table:style-name="Table23.B2" office:value-type="string">
            <text:p text:style-name="P152">Draw to bitmap 0 or 1.</text:p>
          </table:table-cell>
        </table:table-row>
        <table:table-row table:style-name="TableLine94337542524816">
          <table:table-cell table:style-name="Table23.A2" office:value-type="string">
            <text:p text:style-name="P158">void gpu_<text:span text:style-name="T62">crop</text:span>( <text:span text:style-name="T62">unsigned short left, unsigned short right, unsigned short top, unsigned short bottom</text:span> )</text:p>
          </table:table-cell>
          <table:table-cell table:style-name="Table23.B2" office:value-type="string">
            <text:p text:style-name="P153">Sets the cropping rectangle for the GPU. gpu_crop( CROPFULLSCREEN ) will return to the whole of the screen.</text:p>
          </table:table-cell>
        </table:table-row>
        <table:table-row table:style-name="TableLine94337542525312">
          <table:table-cell table:style-name="Table23.A2" office:value-type="string">
            <text:p text:style-name="P158">void gpu_cs( void )</text:p>
          </table:table-cell>
          <table:table-cell table:style-name="Table23.B2" office:value-type="string">
            <text:p text:style-name="P154">Clears the bitmap to TRANSPARENT.</text:p>
          </table:table-cell>
        </table:table-row>
      </table:table>
      <text:p text:style-name="P49"/>
      <table:table table:name="Table25" table:style-name="Table25">
        <table:table-column table:style-name="Table25.A"/>
        <table:table-row table:style-name="TableLine94337542518384">
          <table:table-cell table:style-name="Table25.A1" office:value-type="string">
            <text:p text:style-name="P137"><text:span text:style-name="T16">Example code </text:span><text:span text:style-name="T35">for a </text:span><text:span text:style-name="T48">tear-free animation</text:span></text:p>
          </table:table-cell>
        </table:table-row>
        <table:table-row table:style-name="TableLine94337539749440">
          <table:table-cell table:style-name="Table25.A2" office:value-type="string">
            <text:p text:style-name="P159">#include "PAWSlibrary.h"</text:p>
            <text:p text:style-name="P159"/>
            <text:p text:style-name="P159">void main( void ) {</text:p>
            <text:p text:style-name="P159"><text:s text:c="4"/>// CURRENT FRAMEBUFFER</text:p>
            <text:p text:style-name="P159"><text:s text:c="4"/>unsigned short framebuffer = 0;</text:p>
            <text:p text:style-name="P159"><text:s text:c="4"/></text:p>
            <text:p text:style-name="P159"><text:s text:c="4"/>INITIALISEMEMORY();</text:p>
            <text:p text:style-name="P159"/>
            <text:p text:style-name="P159"><text:s text:c="4"/>while(1) {</text:p>
            <text:p text:style-name="P159"><text:s text:c="8"/>// DRAW TO HIDDEN BITMAP</text:p>
            <text:p text:style-name="P159"><text:s text:c="8"/>bitmap_draw( !framebuffer );</text:p>
            <text:p text:style-name="P159"><text:s text:c="8"/></text:p>
            <text:p text:style-name="P159"><text:s text:c="8"/>// CODE TO GENERATE THE BITMAP </text:p>
            <text:p text:style-name="P159"><text:s text:c="8"/>// DRAWN TO THE HIDDEN BITMAP </text:p>
            <text:p text:style-name="P159"><text:s text:c="8"/></text:p>
            <text:p text:style-name="P159"><text:s text:c="8"/>// SWITCH THE FRAMEBUFFER</text:p>
            <text:p text:style-name="P159"><text:s text:c="8"/>await_vblank();</text:p>
            <text:p text:style-name="P159"><text:s text:c="8"/>framebuffer = !framebuffer;</text:p>
            <text:p text:style-name="P159"><text:s text:c="8"/>bitmap_display( framebuffer );</text:p>
            <text:p text:style-name="P159"><text:s text:c="4"/>}</text:p>
            <text:p text:style-name="P159">}</text:p>
          </table:table-cell>
        </table:table-row>
      </table:table>
      <text:p text:style-name="P49"/>
      <text:p text:style-name="P28">Dither Patterns</text:p>
      <text:p text:style-name="P49"/>
      <text:p text:style-name="P62">When drawing rectangles, filled circles or triangles, the GPU can apply one of 16 “dither” patterns. <text:span text:style-name="T83">The “dither” routine determines whether to use the main drawing colour, provided with the shape being drawn, or the alternate colour, set with the “dither mode”.</text:span></text:p>
      <text:p text:style-name="P49"/>
      <table:table table:name="Table24" table:style-name="Table24">
        <table:table-column table:style-name="Table24.A"/>
        <table:table-column table:style-name="Table24.B"/>
        <table:table-row table:style-name="TableLine94337542527888">
          <table:table-cell table:style-name="Table24.A1" office:value-type="string">
            <text:p text:style-name="P158">void gpu_dither( unsigned char mode, unsigned char colour )</text:p>
          </table:table-cell>
          <table:table-cell table:style-name="Table24.B1" office:value-type="string">
            <text:p text:style-name="P154">Sets the dither mode and the alternate colour<text:span text:style-name="T81">.</text:span></text:p>
          </table:table-cell>
        </table:table-row>
      </table:table>
      <text:p text:style-name="P62"/>
      <table:table table:name="Table2" table:style-name="Table2">
        <table:table-column table:style-name="Table2.A"/>
        <table:table-row table:style-name="TableLine94337542503888">
          <table:table-cell table:style-name="Table2.A1" office:value-type="string">
            <text:p text:style-name="P112"><text:span text:style-name="T11">Result of</text:span><text:span text:style-name="T19"> gpu_dither( dithermode, PURPLE ); </text:span><text:span text:style-name="T39">Plus drawing a rectangle in ORANGE.</text:span></text:p>
          </table:table-cell>
        </table:table-row>
        <table:table-row table:style-name="TableLine94337542563168">
          <table:table-cell table:style-name="Table2.A1" office:value-type="string">
            <text:p text:style-name="P99"><draw:frame draw:style-name="fr2" draw:name="Image27" text:anchor-type="as-char" svg:width="13.547cm" svg:height="10.16cm" draw:z-index="26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2"/>
      <text:p text:style-name="P49"/>
      <text:p text:style-name="P48"/>
      <text:p text:style-name="P31">Graphic Primatives</text:p>
      <text:p text:style-name="P80"/>
      <table:table table:name="Table26" table:style-name="Table26">
        <table:table-column table:style-name="Table26.A"/>
        <table:table-column table:style-name="Table26.B"/>
        <table:table-row table:style-name="TableLine94337542555824">
          <table:table-cell table:style-name="Table26.A1" office:value-type="string">
            <text:p text:style-name="P159">void gpu_pixel( unsigned char colour, short x, short y )</text:p>
          </table:table-cell>
          <table:table-cell table:style-name="Table26.B1" office:value-type="string">
            <text:p text:style-name="P155"><text:span text:style-name="T83">Draws</text:span> a pixel at (x,y) in colour.</text:p>
          </table:table-cell>
        </table:table-row>
        <table:table-row table:style-name="TableLine94337542586224">
          <table:table-cell table:style-name="Table26.A2" office:value-type="string">
            <text:p text:style-name="P159">void gpu_line( unsigned char colour, short x1, short y1, short x2, short y2 )</text:p>
          </table:table-cell>
          <table:table-cell table:style-name="Table26.B2" office:value-type="string">
            <text:p text:style-name="P155">Draws a line from (x1,y1) to (x2,y2) in colour.</text:p>
          </table:table-cell>
        </table:table-row>
        <table:table-row table:style-name="TableLine94337542587104">
          <table:table-cell table:style-name="Table26.A2" office:value-type="string">
            <text:p text:style-name="P159">void gpu_<text:span text:style-name="T71">wide</text:span>line( unsigned char colour, short x1, short y1, short x2, short y2, <text:span text:style-name="T71">unsigned short width</text:span> )</text:p>
          </table:table-cell>
          <table:table-cell table:style-name="Table26.B2" office:value-type="string">
            <text:p text:style-name="P155">Draws a line from (x1,y1) to (x2,y2) in colour, <text:span text:style-name="T71">width pixels wide.</text:span></text:p>
            <text:p text:style-name="P155"/>
            <text:p text:style-name="P160">Effectively draws a parallelogram. Steep lines with the flat sides horizontal, shallow lines with the flat sides vertical.</text:p>
          </table:table-cell>
        </table:table-row>
        <table:table-row table:style-name="TableLine94337542587600">
          <table:table-cell table:style-name="Table26.A2" office:value-type="string">
            <text:p text:style-name="P159">void gpu_rectangle( unsigned char colour, short x1, short y1, short x2, short y2 )</text:p>
          </table:table-cell>
          <table:table-cell table:style-name="Table26.B2" office:value-type="string">
            <text:p text:style-name="P155">Draws a filled rectangle with corners at (x1,y1) and (x2,y2) in colour. Uses the dither mode.</text:p>
          </table:table-cell>
        </table:table-row>
        <table:table-row table:style-name="TableLine94337542588208">
          <table:table-cell table:style-name="Table26.A2" office:value-type="string">
            <text:p text:style-name="P159">void gpu_circle( unsigned char colour, short x1, short y1, short radius, <text:span text:style-name="T55">unsigned char drawsectors, </text:span>unsigned char filled )</text:p>
          </table:table-cell>
          <table:table-cell table:style-name="Table26.B2" office:value-type="string">
            <text:p text:style-name="P155">Draws a circle at centre (x1,y1) of the given radius in colour, optionally filled. Uses the dither mode when filling.</text:p>
            <text:p text:style-name="P155"/>
            <text:p text:style-name="P165">See below for details of the drawsectors parameter.</text:p>
          </table:table-cell>
        </table:table-row>
        <table:table-row table:style-name="TableLine94337542588816">
          <table:table-cell table:style-name="Table26.A2" office:value-type="string">
            <text:p text:style-name="P159">void gpu_triangle( unsigned char colour, short x1, short y1, short x2, short y2, short x3, short y3 )</text:p>
          </table:table-cell>
          <table:table-cell table:style-name="Table26.B2" office:value-type="string">
            <text:p text:style-name="P155">Draws a filled triangle with vertices (x1,y1), (x2,y2) and (x3,y3) in colour. Uses the dither mode.</text:p>
          </table:table-cell>
        </table:table-row>
        <table:table-row table:style-name="TableLine94337542589424">
          <table:table-cell table:style-name="Table26.A2" office:value-type="string">
            <text:p text:style-name="P159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55">Draws a filled <text:span text:style-name="T37">convex</text:span><text:span text:style-name="T29"> </text:span><text:span text:style-name="T25">quadrilateral</text:span> with vertices (x1,y1), (x2,y2), (x3,y3) and (x4,y4) in colour. Uses the dither mode.</text:p>
            <text:p text:style-name="P155"/>
            <text:p text:style-name="P155">NOTE: Drawn by breaking into two triangles, <text:span text:style-name="T48">so vertices should be presented </text:span><text:span text:style-name="T84">either anti-clockwise or clockwise.</text:span></text:p>
          </table:table-cell>
        </table:table-row>
      </table:table>
      <text:p text:style-name="P80"/>
      <table:table table:name="Table12" table:style-name="Table12">
        <table:table-column table:style-name="Table12.A"/>
        <table:table-column table:style-name="Table12.B"/>
        <table:table-row table:style-name="TableLine94337542566720">
          <table:table-cell table:style-name="Table12.A1" office:value-type="string">
            <text:p text:style-name="P100"><draw:frame draw:style-name="fr1" draw:name="Image22" text:anchor-type="as-char" svg:width="5.29cm" svg:height="5.271cm" draw:z-index="25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3">The drawsectors parameter is an 8-bit binary mask that specifies <text:span text:style-name="T84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1"/>
      <text:p text:style-name="P81"/>
      <text:p text:style-name="P29"/>
      <text:p text:style-name="P30">Blitters</text:p>
      <text:p text:style-name="P81"/>
      <text:p text:style-name="P85">The blitter copies a tile to the bitmap, drawing pixels where there is a set bit in the tile, and ignoring clear bits in the tile (treating them as transparent). <text:span text:style-name="T63">Pixels are draw</text:span><text:span text:style-name="T65">n</text:span><text:span text:style-name="T63"> in the specified colour without dither patterns being applied. </text:span><text:span text:style-name="T86">The colour blitter does the same, except that the tile describes a 64 colour image, with transparent pixels being ignored.</text:span></text:p>
      <text:p text:style-name="P85"/>
      <text:p text:style-name="P86">The blit_size parameter specifies the size of the output.</text:p>
      <text:p text:style-name="P8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337542591760">
          <table:table-cell table:style-name="Table19.A1" office:value-type="string">
            <text:p text:style-name="P177">blit_size</text:p>
          </table:table-cell>
          <table:table-cell table:style-name="Table19.A1" office:value-type="string">
            <text:p text:style-name="P177">Size of gpu_blit <text:span text:style-name="T87">and gpu_colourblit </text:span>output</text:p>
          </table:table-cell>
          <table:table-cell table:style-name="Table19.C1" office:value-type="string">
            <text:p text:style-name="P177">Size of <text:span text:style-name="T65">gpu_character_blit</text:span></text:p>
          </table:table-cell>
        </table:table-row>
        <table:table-row table:style-name="TableLine94337539589840">
          <table:table-cell table:style-name="Table19.A2" office:value-type="float" office:value="0">
            <text:p text:style-name="P178">0</text:p>
          </table:table-cell>
          <table:table-cell table:style-name="Table19.B4" office:value-type="string">
            <text:p text:style-name="P178">16x16</text:p>
          </table:table-cell>
          <table:table-cell table:style-name="Table19.C4" office:value-type="string">
            <text:p text:style-name="P178">8x8</text:p>
          </table:table-cell>
        </table:table-row>
        <table:table-row table:style-name="TableLine94337542590304">
          <table:table-cell table:style-name="Table19.A2" office:value-type="float" office:value="1">
            <text:p text:style-name="P178">1</text:p>
          </table:table-cell>
          <table:table-cell table:style-name="Table19.B3" office:value-type="string">
            <text:p text:style-name="P178">32x32</text:p>
          </table:table-cell>
          <table:table-cell table:style-name="Table19.C3" office:value-type="string">
            <text:p text:style-name="P178">16x16</text:p>
          </table:table-cell>
        </table:table-row>
        <table:table-row table:style-name="TableLine94337542644768">
          <table:table-cell table:style-name="Table19.A2" office:value-type="float" office:value="2">
            <text:p text:style-name="P178">2</text:p>
          </table:table-cell>
          <table:table-cell table:style-name="Table19.B4" office:value-type="string">
            <text:p text:style-name="P178">64x64</text:p>
          </table:table-cell>
          <table:table-cell table:style-name="Table19.C4" office:value-type="string">
            <text:p text:style-name="P178">32x32</text:p>
          </table:table-cell>
        </table:table-row>
        <table:table-row table:style-name="TableLine94337542622464">
          <table:table-cell table:style-name="Table19.A2" office:value-type="float" office:value="3">
            <text:p text:style-name="P178">3</text:p>
          </table:table-cell>
          <table:table-cell table:style-name="Table19.B5" office:value-type="string">
            <text:p text:style-name="P178">128x128</text:p>
          </table:table-cell>
          <table:table-cell table:style-name="Table19.C5" office:value-type="string">
            <text:p text:style-name="P178">64x64</text:p>
          </table:table-cell>
        </table:table-row>
      </table:table>
      <text:p text:style-name="P86"/>
      <text:p text:style-name="P86">The action parameter specifies the reflection or rotation of the tile when draw to the screen.</text:p>
      <text:p text:style-name="P86"/>
      <table:table table:name="Table20" table:style-name="Table20">
        <table:table-column table:style-name="Table20.A"/>
        <table:table-column table:style-name="Table20.B"/>
        <table:table-row table:style-name="TableLine94337542628064">
          <table:table-cell table:style-name="Table20.A1" office:value-type="string">
            <text:p text:style-name="P178">action</text:p>
          </table:table-cell>
          <table:table-cell table:style-name="Table20.B1" office:value-type="string">
            <text:p text:style-name="P179">Result</text:p>
          </table:table-cell>
        </table:table-row>
        <table:table-row table:style-name="TableLine94337539563952">
          <table:table-cell table:style-name="Table20.A2" office:value-type="float" office:value="0">
            <text:p text:style-name="P178">0</text:p>
          </table:table-cell>
          <table:table-cell table:style-name="Table20.B8" office:value-type="string">
            <text:p text:style-name="P179">No effect (no reflection)</text:p>
          </table:table-cell>
        </table:table-row>
        <table:table-row table:style-name="TableLine94337539571328">
          <table:table-cell table:style-name="Table20.A3" office:value-type="string">
            <text:p text:style-name="P178">1 <text:span text:style-name="T72">( REFLECT_X )</text:span></text:p>
          </table:table-cell>
          <table:table-cell table:style-name="Table20.B7" office:value-type="string">
            <text:p text:style-name="P179">Reflect in X axis</text:p>
          </table:table-cell>
        </table:table-row>
        <table:table-row table:style-name="TableLine94337539572944">
          <table:table-cell table:style-name="Table20.A4" office:value-type="string">
            <text:p text:style-name="P178">2 <text:span text:style-name="T72">( REFLECT_Y )</text:span></text:p>
          </table:table-cell>
          <table:table-cell table:style-name="Table20.B8" office:value-type="string">
            <text:p text:style-name="P179">Reflect in Y axis</text:p>
          </table:table-cell>
        </table:table-row>
        <table:table-row table:style-name="TableLine94337539574208">
          <table:table-cell table:style-name="Table20.A5" office:value-type="string">
            <text:p text:style-name="P178">3 <text:span text:style-name="T72">( REFLECT_X | REFLECT_Y )</text:span></text:p>
          </table:table-cell>
          <table:table-cell table:style-name="Table20.B7" office:value-type="string">
            <text:p text:style-name="P179">Reflect in X and Y axes</text:p>
          </table:table-cell>
        </table:table-row>
        <table:table-row table:style-name="TableLine94337539575424">
          <table:table-cell table:style-name="Table20.A6" office:value-type="string">
            <text:p text:style-name="P178">4 <text:span text:style-name="T72">( ROTATE0 )</text:span></text:p>
          </table:table-cell>
          <table:table-cell table:style-name="Table20.B8" office:value-type="string">
            <text:p text:style-name="P179">No effect (rotate 0 degrees)</text:p>
          </table:table-cell>
        </table:table-row>
        <table:table-row table:style-name="TableLine94337539576672">
          <table:table-cell table:style-name="Table20.A7" office:value-type="string">
            <text:p text:style-name="P178">5 <text:span text:style-name="T72">( ROTATE90 )</text:span></text:p>
          </table:table-cell>
          <table:table-cell table:style-name="Table20.B7" office:value-type="string">
            <text:p text:style-name="P179">Rotate 90 degrees <text:span text:style-name="T68">anti-</text:span>clockwise</text:p>
          </table:table-cell>
        </table:table-row>
        <table:table-row table:style-name="TableLine94337539578048">
          <table:table-cell table:style-name="Table20.A8" office:value-type="string">
            <text:p text:style-name="P178">6 <text:span text:style-name="T72">( ROTATE180 )</text:span></text:p>
          </table:table-cell>
          <table:table-cell table:style-name="Table20.B8" office:value-type="string">
            <text:p text:style-name="P179">Rotate 180 degrees <text:span text:style-name="T68">anti-</text:span>clockwise</text:p>
          </table:table-cell>
        </table:table-row>
        <table:table-row table:style-name="TableLine94337539579424">
          <table:table-cell table:style-name="Table20.A9" office:value-type="string">
            <text:p text:style-name="P178">7 <text:span text:style-name="T72">( ROTATE270 )</text:span></text:p>
          </table:table-cell>
          <table:table-cell table:style-name="Table20.B9" office:value-type="string">
            <text:p text:style-name="P179">Rotate 270 degrees <text:span text:style-name="T68">anti-</text:span>clockwise</text:p>
          </table:table-cell>
        </table:table-row>
      </table:table>
      <text:p text:style-name="P84"/>
      <text:p text:style-name="P33">Tile Blitter</text:p>
      <text:p text:style-name="P85"/>
      <text:p text:style-name="P85">The tile blitter uses 16x16 tiles, <text:span text:style-name="T86">64</text:span> are available, with the tiles being set using the set_blitter_bitmap function, which takes a pointer to an array of 16 unsigned short.</text:p>
      <text:p text:style-name="P85"/>
      <table:table table:name="Table33" table:style-name="Table33">
        <table:table-column table:style-name="Table33.A"/>
        <table:table-column table:style-name="Table33.B"/>
        <table:table-row table:style-name="TableLine94337542612688">
          <table:table-cell table:style-name="Table33.A1" office:value-type="string">
            <text:p text:style-name="P166">void gpu_blit( unsigned char colour, short x1, short y1, short tile, unsigned char blit_size, <text:span text:style-name="T58">unsigned char </text:span><text:span text:style-name="T64">action</text:span> )</text:p>
          </table:table-cell>
          <table:table-cell table:style-name="Table33.B1" office:value-type="string">
            <text:p text:style-name="P157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337539585264">
          <table:table-cell table:style-name="Table34.A1" office:value-type="string">
            <text:p text:style-name="P166">void set_blitter_bitmap( unsigned char tile, unsigned short *bitmap )</text:p>
          </table:table-cell>
          <table:table-cell table:style-name="Table34.B1" office:value-type="string">
            <text:p text:style-name="P164">Define one of the <text:span text:style-name="T86">64</text:span> 16x16 blitter tiles.</text:p>
          </table:table-cell>
        </table:table-row>
      </table:table>
      <text:p text:style-name="P86"/>
      <table:table table:name="Table32" table:style-name="Table32">
        <table:table-column table:style-name="Table32.A"/>
        <table:table-column table:style-name="Table32.B"/>
        <table:table-row table:style-name="TableLine94337539594576">
          <table:table-cell table:style-name="Table32.A1" office:value-type="string">
            <text:p text:style-name="P168">Code</text:p>
          </table:table-cell>
          <table:table-cell table:style-name="Table32.B1" office:value-type="string">
            <text:p text:style-name="P168">Output</text:p>
          </table:table-cell>
        </table:table-row>
        <table:table-row table:style-name="TableLine94337544300448">
          <table:table-cell table:style-name="Table32.A2" office:value-type="string">
            <text:p text:style-name="P127">unsigned short blitter_bitmaps[] = {</text:p>
            <text:p text:style-name="P127"><text:s text:c="4"/>0b0000011000000000,</text:p>
            <text:p text:style-name="P127"><text:s text:c="4"/>0b00001111<text:span text:style-name="T92">0</text:span>0000000,</text:p>
            <text:p text:style-name="P127"><text:s text:c="4"/>0b000111111<text:span text:style-name="T92">0</text:span>000000,</text:p>
            <text:p text:style-name="P127"><text:s text:c="4"/>0b0011011011000000,</text:p>
            <text:p text:style-name="P127"><text:s text:c="4"/>0b0011111111000000,</text:p>
            <text:p text:style-name="P127"><text:s text:c="4"/>0b0001011010000000,</text:p>
            <text:p text:style-name="P127"><text:s text:c="4"/>0b0010000001000000,</text:p>
            <text:p text:style-name="P127"><text:s text:c="4"/>0b0001000010000000,</text:p>
            <text:p text:style-name="P127"><text:s text:c="4"/>0,0,0,0,0,0,0,0 <text:span text:style-name="T91">};</text:span></text:p>
            <text:p text:style-name="P127"/>
            <text:p text:style-name="P167">set_blitter_bitmap( <text:span text:style-name="T91">0</text:span>, <text:span text:style-name="T91">&amp;blitter_bitmaps[0]</text:span> );</text:p>
            <text:p text:style-name="P167"/>
            <text:p text:style-name="P167">gpu_blit( <text:span text:style-name="T91">GREEN</text:span>, <text:span text:style-name="T91">16</text:span>, <text:span text:style-name="T91">32</text:span>, <text:span text:style-name="T91">0</text:span>, <text:span text:style-name="T91">0</text:span>, <text:span text:style-name="T91">0</text:span> );</text:p>
          </table:table-cell>
          <table:table-cell table:style-name="Table32.B2" office:value-type="string">
            <text:p text:style-name="P127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85"/>
      <text:p text:style-name="P85">The character blitter uses 8x8 tiles, <text:span text:style-name="T86">512</text:span> are available, with the tiles being set using the set_blitter_chbitmap function, which takes a pointer to an array of 8 unsigned char. <text:span text:style-name="T65">The character blitter tiles default to an 8x8 character ROM, </text:span><text:span text:style-name="T86">with normal </text:span><text:span text:style-name="T88">(characters 0 to 255 ) </text:span><text:span text:style-name="T86">and bold characters </text:span><text:span text:style-name="T88">(characters 256 to 511)</text:span><text:span text:style-name="T86">, </text:span><text:span text:style-name="T65">but can be overwritten.</text:span></text:p>
      <text:p text:style-name="P85"/>
      <text:p text:style-name="P87">The colour blitter uses 16x16 tiles, 64 are available, <text:span text:style-name="T87">with the tiles being set using the set_colourblitter_bitmap function, which takes a pointer to an array of 256 unsigned char.</text:span></text:p>
      <text:p text:style-name="P85"/>
      <text:p text:style-name="P83"/>
      <table:table table:name="Table27" table:style-name="Table27">
        <table:table-column table:style-name="Table27.A"/>
        <table:table-column table:style-name="Table27.B"/>
        <table:table-row table:style-name="TableLine94337539598544">
          <table:table-cell table:style-name="Table27.A1" office:value-type="string">
            <text:p text:style-name="P162">void gpu_character_blit( unsigned char colour, short x1, short y1, unsigned char tile, unsigned char blit_size, <text:span text:style-name="T58">unsigned char </text:span><text:span text:style-name="T64">action</text:span> )</text:p>
          </table:table-cell>
          <table:table-cell table:style-name="Table27.B1" office:value-type="string">
            <text:p text:style-name="P156">Blit an 8x8 character to (x1,y1) in colour.</text:p>
          </table:table-cell>
        </table:table-row>
        <table:table-row table:style-name="TableLine94337542029664">
          <table:table-cell table:style-name="Table27.A2" office:value-type="string">
            <text:p text:style-name="P162">void gpu_colourblit( short x1, short y1, short tile, unsigned char blit_size, <text:span text:style-name="T58">unsigned char </text:span><text:span text:style-name="T64">action</text:span> )</text:p>
          </table:table-cell>
          <table:table-cell table:style-name="Table27.B2" office:value-type="string">
            <text:p text:style-name="P161">Blit a 16x16 <text:span text:style-name="T86">full colour </text:span>tile to (x1,y1).</text:p>
          </table:table-cell>
        </table:table-row>
      </table:table>
      <text:p text:style-name="P81"/>
      <text:p text:style-name="P81"/>
      <table:table table:name="Table29" table:style-name="Table29">
        <table:table-column table:style-name="Table29.A"/>
        <table:table-column table:style-name="Table29.B"/>
        <table:table-row table:style-name="TableLine94337539607808">
          <table:table-cell table:style-name="Table29.A1" office:value-type="string">
            <text:p text:style-name="P162">void set_blitter_chbitmap( unsigned char tile, unsigned char *bitmap )</text:p>
          </table:table-cell>
          <table:table-cell table:style-name="Table29.B1" office:value-type="string">
            <text:p text:style-name="P161">Define one of the 256 8x8 character blitter tiles.</text:p>
          </table:table-cell>
        </table:table-row>
        <table:table-row table:style-name="TableLine94337539664608">
          <table:table-cell table:style-name="Table29.A2" office:value-type="string">
            <text:p text:style-name="P162">void set_colourblitter_bitmap( unsigned char tile, unsigned char *bitmap )</text:p>
          </table:table-cell>
          <table:table-cell table:style-name="Table29.B2" office:value-type="string">
            <text:p text:style-name="P161">Define one of the <text:span text:style-name="T86">64</text:span> 16x16 colour blitter tiles.</text:p>
          </table:table-cell>
        </table:table-row>
      </table:table>
      <text:p text:style-name="P81"/>
      <text:p text:style-name="P29"/>
      <text:p text:style-name="P30">Pixelblocks</text:p>
      <text:p text:style-name="P81"/>
      <text:p text:style-name="P74">The pixelblock operates as a software blitter, output<text:span text:style-name="T90">ting </text:span>pixels from an area of memory, such as a decoded image. gpu_pixelblock7 outputs { ARRGGBB } pixels, and gpu_pixelblock24 converts 24bit RGB pixels to the PAWS ARRGGBB pixels before output.</text:p>
      <text:p text:style-name="P74"/>
      <text:p text:style-name="P74">The transparent parameter specifies a colour to treat as a ‘mask’ and not to be drawn. If ALL pixels are to be output, set transparent to TRANSPARENT.</text:p>
      <text:p text:style-name="P82"/>
      <table:table table:name="Table15" table:style-name="Table15">
        <table:table-column table:style-name="Table15.A"/>
        <table:table-column table:style-name="Table15.B"/>
        <table:table-row table:style-name="TableLine94337539645920">
          <table:table-cell table:style-name="Table15.A1" office:value-type="string">
            <text:p text:style-name="P140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0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337539668752">
          <table:table-cell table:style-name="Table15.A2" office:value-type="string">
            <text:p text:style-name="P140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0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2"/>
      <text:p text:style-name="P74">The pixelblock can also operate by taking pixels one-by-one, such as after calculation and d<text:span text:style-name="T98">rawing </text:span>to the bitmap.</text:p>
      <text:p text:style-name="P74"/>
      <text:p text:style-name="P74">This mode is activated using gpu_pixelblock_start, and terminated with gpu_pixelblock_stop. Pixels are sent using gpu_pixelblock_pixel7 and gpu_pixelblock_pixel24 for { ARRGGBB } and 24-bit RGB pixels respectively.</text:p>
      <text:p text:style-name="P82"/>
      <table:table table:name="Table31" table:style-name="Table31">
        <table:table-column table:style-name="Table31.A"/>
        <table:table-column table:style-name="Table31.B"/>
        <table:table-row table:style-name="TableLine94337544473264">
          <table:table-cell table:style-name="Table31.A1" office:value-type="string">
            <text:p text:style-name="P140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41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337544252944">
          <table:table-cell table:style-name="Table31.A2" office:value-type="string">
            <text:p text:style-name="P140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41">Stop the PIXELBLOCK mode.</text:p>
          </table:table-cell>
        </table:table-row>
        <table:table-row table:style-name="TableLine94337544254048">
          <table:table-cell table:style-name="Table31.A2" office:value-type="string">
            <text:p text:style-name="P140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41">Send an { ARRGGBB } pixel to the pixelblock and move to the next pixel.</text:p>
          </table:table-cell>
        </table:table-row>
        <table:table-row table:style-name="TableLine94337544254592">
          <table:table-cell table:style-name="Table31.A2" office:value-type="string">
            <text:p text:style-name="P140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41">Send a 24bit RGB pixel to the pixelblock and move to the next pixel.</text:p>
          </table:table-cell>
        </table:table-row>
      </table:table>
      <text:p text:style-name="P82"/>
      <text:p text:style-name="P193">NOTE: <text:span text:style-name="T25">No other GPU operation can be started until gpu_pixelblock_stop has been called.</text:span></text:p>
      <text:p text:style-name="P193"><text:span text:style-name="T25"/></text:p>
      <text:p text:style-name="P193"><text:span text:style-name="T25"/></text:p>
      <text:p text:style-name="P192">Miscellaneous/Utility Functions</text:p>
      <text:p text:style-name="P194"/>
      <table:table table:name="Table7" table:style-name="Table7">
        <table:table-column table:style-name="Table7.A"/>
        <table:table-column table:style-name="Table7.B"/>
        <table:table-row table:style-name="TableLine94337570098896">
          <table:table-cell table:style-name="Table7.A1" office:value-type="string">
            <text:p text:style-name="P200">void gpu_box( unsigned char colour, short x1, short y1, short x2, short y2, <text:span text:style-name="T71">unsigned short width</text:span> )</text:p>
          </table:table-cell>
          <table:table-cell table:style-name="Table7.B1" office:value-type="string">
            <text:p text:style-name="P199">Draws an outline rectangle with corners at (x1,y1) and (x2,y2) in colour, <text:span text:style-name="T71">width pixels wide</text:span>.</text:p>
            <text:p text:style-name="P199"/>
            <text:p text:style-name="P199">NOTE: Drawn by breaking into 4 lines.</text:p>
          </table:table-cell>
        </table:table-row>
      </table:table>
      <text:p text:style-name="P188"/>
      <text:p text:style-name="P189"><text:span text:style-name="T89">To</text:span> print C formatted strings to the bitmap, using the character blitter to output each character.</text:p>
      <text:p text:style-name="P189"/>
      <text:p text:style-name="P189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190"/>
      <text:p text:style-name="P189">The size and action parameters are obeyed as per the <text:span text:style-name="T89">character blitter</text:span>.</text:p>
      <text:p text:style-name="P188"/>
      <table:table table:name="Table28" table:style-name="Table28">
        <table:table-column table:style-name="Table28.A"/>
        <table:table-column table:style-name="Table28.B"/>
        <table:table-row table:style-name="TableLine94337590411824">
          <table:table-cell table:style-name="Table28.A1" office:value-type="string">
            <text:p text:style-name="P200">void gpu_<text:span text:style-name="T40">printf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1" office:value-type="string">
            <text:p text:style-name="P199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337627540640">
          <table:table-cell table:style-name="Table28.A2" office:value-type="string">
            <text:p text:style-name="P200">void gpu_<text:span text:style-name="T40">printf_</text:span><text:span text:style-name="T66">vertical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2" office:value-type="string">
            <text:p text:style-name="P199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6">Moving vertically upwards. </text:span>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337590379952">
          <table:table-cell table:style-name="Table28.A2" office:value-type="string">
            <text:p text:style-name="P200">void gpu_<text:span text:style-name="T40">printf_</text:span>centre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99">Outputs a string by repeatedly using the character blit<text:span text:style-name="T47">ter</text:span>, with the top centred at (x,y) in colour. Will size the characters and space accordingly. <text:span text:style-name="T68">Action is detailed below.</text:span></text:p>
            <text:p text:style-name="P199"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337606197424">
          <table:table-cell table:style-name="Table28.A2" office:value-type="string">
            <text:p text:style-name="P200">void gpu_<text:span text:style-name="T40">printf_</text:span>centre_<text:span text:style-name="T66">vertical</text:span>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99">Outputs a string by repeatedly using the character blit<text:span text:style-name="T47">ter</text:span>, with the top centred at (x,y) in colour. Will size the characters and space accordingly. <text:span text:style-name="T66">Moving vertically upwards.</text:span> <text:span text:style-name="T68">Action is detailed below.</text:span></text:p>
            <text:p text:style-name="P199"><text:line-break/><text:span text:style-name="T40">NOTE: Escape characters are not processed, the corresponding character code is output as a character.</text:span></text:p>
          </table:table-cell>
        </table:table-row>
      </table:table>
      <text:p text:style-name="P188"><text:span text:style-name="T25"/></text:p>
      <text:p text:style-name="P30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337544256560">
          <table:table-cell table:style-name="Table30.A1" office:value-type="string">
            <text:p text:style-name="P162">void draw_vector_block( unsigned char block, unsigned char colour, short xc, short yc, <text:span text:style-name="T59">unsigned char rotation</text:span> )</text:p>
          </table:table-cell>
          <table:table-cell table:style-name="Table30.B1" office:value-type="string">
            <text:p text:style-name="P163">Starts the drawing of one of the 32 user definable vector (line drawn) objects, centred at (x,y) in colour. <text:span text:style-name="T58">Rotation is by rotation*90°.</text:span></text:p>
          </table:table-cell>
        </table:table-row>
        <table:table-row table:style-name="TableLine94337544308368">
          <table:table-cell table:style-name="Table30.A2" office:value-type="string">
            <text:p text:style-name="P162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63">Sets one of the 16 vertices in one of the 32 user definable vector (line drawn) objects.</text:p>
          </table:table-cell>
        </table:table-row>
      </table:table>
      <text:p text:style-name="P11"/>
      <text:p text:style-name="P32"><text:span text:style-name="T31">The</text:span><text:span text:style-name="T25"> </text:span><text:span text:style-name="T31">hardware vector block draws shapes that are defined by up to 15 lines, defined by 16 vertices. The lines are drawn in dot-to-dot fashion; the first line is defined by vertices 0 and 1; </text:span><text:span text:style-name="T32">the second line is defined by vertices 1 and 2; until an inactive vertex is arrived at, or the last vertex is used.</text:span></text:p>
      <text:p text:style-name="P89"/>
      <table:table table:name="Table35" table:style-name="Table35">
        <table:table-column table:style-name="Table35.A"/>
        <table:table-column table:style-name="Table35.B"/>
        <table:table-row table:style-name="TableLine94337544303952">
          <table:table-cell table:style-name="Table35.A1" office:value-type="string">
            <text:p text:style-name="P105">The vertices are defined as deltas from (0,0) at the origin, with a range of -31 to 31.</text:p>
            <text:p text:style-name="P105"/>
            <text:p text:style-name="P106">From the asteroids.c code to <text:span text:style-name="T99">setup the ship shape to draw</text:span> the remaining lives.</text:p>
            <text:p text:style-name="P106"/>
            <text:p text:style-name="P169">void set_ship_vector( void ) {</text:p>
            <text:p text:style-name="P169"><text:s text:c="4"/>set_vector_vertex( 0, 0, 1, 0, 0 );</text:p>
            <text:p text:style-name="P169"><text:s text:c="4"/>set_vector_vertex( 0, 1, 1, 5, 10 );</text:p>
            <text:p text:style-name="P169"><text:s text:c="4"/>set_vector_vertex( 0, 2, 1, 0, 6 );</text:p>
            <text:p text:style-name="P169"><text:s text:c="4"/>set_vector_vertex( 0, 3, 1, -5, 10 );</text:p>
            <text:p text:style-name="P169"><text:s text:c="4"/>set_vector_vertex( 0, 4, 1, 0, 0 );</text:p>
            <text:p text:style-name="P169"><text:s text:c="4"/>set_vector_vertex( 0, 5, 0, 0, 0 );</text:p>
            <text:p text:style-name="P169">}</text:p>
            <text:p text:style-name="P106"/>
            <text:p text:style-name="P197">Note that the deltas work the same as the bitmap coordinates, positive x is to the right, positive y to the bottom.</text:p>
            <text:p text:style-name="P197"/>
            <text:p text:style-name="P198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97"><draw:frame draw:style-name="fr1" draw:name="Image28" text:anchor-type="as-char" svg:width="8.149cm" svg:height="7.96cm" draw:z-index="27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191"/>
      <text:p text:style-name="P196">Tilemaps</text:p>
      <text:p text:style-name="P195"/>
      <text:p text:style-name="P196">Sprites</text:p>
      <text:p text:style-name="P195"/>
      <text:p text:style-name="P196">Text</text:p>
      <text:p text:style-name="P195"/>
      <text:p text:style-name="P196">Terminal</text:p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785744"/>
    </style:style>
    <style:style style:name="MT2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 a Risc-V RV32IM<text:span text:style-name="MT1">A</text:span><text:span text:style-name="MT2">F</text:span>C CPU – <text:span text:style-name="MT2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12-05T09:56:10.029007699</dc:date>
    <dc:creator>Rob Shelton</dc:creator>
    <meta:editing-duration>PT18H59M54S</meta:editing-duration>
    <meta:editing-cycles>126</meta:editing-cycles>
    <meta:generator>LibreOffice/7.2.3.2$Linux_X86_64 LibreOffice_project/20$Build-2</meta:generator>
    <meta:document-statistic meta:table-count="35" meta:image-count="28" meta:object-count="0" meta:page-count="28" meta:paragraph-count="582" meta:word-count="4357" meta:character-count="27377" meta:non-whitespace-character-count="23137"/>
  </office:meta>
</office:document-meta>
</file>